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fo:background-color="#A9D08E"/>
    </style:style>
    <style:style style:name="ce6" style:family="table-cell" style:parent-style-name="Default" style:data-style-name="N0">
      <style:table-cell-properties fo:border="thin solid #000000" fo:background-color="#FFD966"/>
    </style:style>
    <style:style style:name="ce7" style:family="table-cell" style:parent-style-name="Default" style:data-style-name="N36">
      <style:table-cell-properties fo:border="thin solid #000000"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/>
      <style:text-properties fo:color="#FF0000"/>
    </style:style>
    <style:style style:name="ce9" style:family="table-cell" style:parent-style-name="Default" style:data-style-name="N0">
      <style:table-cell-properties fo:border="thin solid #000000"/>
      <style:text-properties fo:color="#FF0000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FF0000"/>
    </style:style>
    <style:style style:name="ce11" style:family="table-cell" style:parent-style-name="Default" style:data-style-name="N0">
      <style:text-properties fo:color="#FF0000"/>
    </style:style>
    <style:style style:name="ce12" style:family="table-cell" style:parent-style-name="Default" style:data-style-name="N0">
      <style:table-cell-properties style:vertical-align="top" fo:wrap-option="wrap"/>
    </style:style>
    <style:style style:name="ce13" style:family="table-cell" style:parent-style-name="Default" style:data-style-name="N0">
      <style:table-cell-properties fo:border="thin solid #000000" style:vertical-align="middle" fo:wrap-option="wrap"/>
    </style:style>
    <style:style style:name="ce14" style:family="table-cell" style:parent-style-name="Default" style:data-style-name="N0">
      <style:table-cell-properties fo:border="thin solid #000000" style:vertical-align="middle" fo:wrap-option="wrap"/>
      <style:text-properties fo:color="#FF0000"/>
    </style:style>
    <style:style style:name="ce15" style:family="table-cell" style:parent-style-name="Default" style:data-style-name="N37">
      <style:table-cell-properties fo:border="thin solid #000000" style:vertical-align="middle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middle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4.02166666666667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7.223125cm"/>
    </style:style>
    <style:style style:name="co5" style:family="table-column">
      <style:table-column-properties fo:break-before="auto" style:column-width="9.128125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2.778125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18.7060416666667cm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2.487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liceAddress_opendata_20210505" table:style-name="ta1">
        <table:table-column table:style-name="co1" table:default-cell-style-name="ce17" table:visibility="collapse"/>
        <table:table-column table:style-name="co2" table:default-cell-style-name="ce1"/>
        <table:table-column table:style-name="co3" table:default-cell-style-name="ce1" table:visibility="collapse"/>
        <table:table-column table:style-name="co4" table:default-cell-style-name="ce1"/>
        <table:table-column table:style-name="co3" table:default-cell-style-name="ce18"/>
        <table:table-column table:style-name="co5" table:default-cell-style-name="ce1"/>
        <table:table-column table:style-name="co6" table:default-cell-style-name="ce1"/>
        <table:table-column table:style-name="co7" table:default-cell-style-name="ce18"/>
        <table:table-column table:style-name="co8" table:default-cell-style-name="ce18"/>
        <table:table-column table:style-name="co9" table:default-cell-style-name="ce1"/>
        <table:table-column table:style-name="co10" table:number-columns-repeated="56" table:default-cell-style-name="ce1"/>
        <table:table-column table:style-name="co11" table:number-columns-repeated="957" table:default-cell-style-name="ce1"/>
        <table:table-column table:style-name="co1" table:number-columns-repeated="15361" table:default-cell-style-name="ce1"/>
        <table:table-row table:style-name="ro1">
          <table:table-cell office:value-type="string" table:style-name="ce2">
            <text:p>縣市</text:p>
          </table:table-cell>
          <table:table-cell office:value-type="string" table:style-name="ce3">
            <text:p>中文單位名稱</text:p>
          </table:table-cell>
          <table:table-cell office:value-type="string" table:style-name="ce3">
            <text:p>單位</text:p>
          </table:table-cell>
          <table:table-cell office:value-type="string" table:style-name="ce3">
            <text:p>英文單位名稱</text:p>
          </table:table-cell>
          <table:table-cell office:value-type="string" table:style-name="ce4">
            <text:p>郵遞區號</text:p>
          </table:table-cell>
          <table:table-cell office:value-type="string" table:style-name="ce3">
            <text:p>地址</text:p>
          </table:table-cell>
          <table:table-cell office:value-type="string" table:style-name="ce3">
            <text:p>電話</text:p>
          </table:table-cell>
          <table:table-cell office:value-type="string" table:style-name="ce4">
            <text:p>POINT_X</text:p>
          </table:table-cell>
          <table:table-cell office:value-type="string" table:style-name="ce4">
            <text:p>POINT_Y</text:p>
          </table:table-cell>
          <table:table-cell office:value-type="string" table:style-name="ce3">
            <text:p>英文地址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5">
            <text:p>臺北市政府警察局</text:p>
          </table:table-cell>
          <table:table-cell table:style-name="ce3"/>
          <table:table-cell office:value-type="string" table:style-name="ce3">
            <text:p>Taipei City Police Department</text:p>
          </table:table-cell>
          <table:table-cell office:value-type="float" office:value="100" table:style-name="ce4">
            <text:p>100</text:p>
          </table:table-cell>
          <table:table-cell office:value-type="string" table:style-name="ce3">
            <text:p>臺北市中正區延平南路96號</text:p>
          </table:table-cell>
          <table:table-cell office:value-type="string" table:style-name="ce3">
            <text:p>02 23313561</text:p>
          </table:table-cell>
          <table:table-cell office:value-type="float" office:value="301444.48100000003" table:style-name="ce4">
            <text:p>301444.481</text:p>
          </table:table-cell>
          <table:table-cell office:value-type="float" office:value="2770735.804" table:style-name="ce4">
            <text:p>2770735.804</text:p>
          </table:table-cell>
          <table:table-cell office:value-type="string" table:style-name="ce3">
            <text:p>No. 96, Yanping S. Rd., Zhongzheng Dist., Taipei City 100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6">
            <text:p>中山分局</text:p>
          </table:table-cell>
          <table:table-cell office:value-type="string" table:style-name="ce3">
            <text:p>分局</text:p>
          </table:table-cell>
          <table:table-cell office:value-type="string" table:style-name="ce3">
            <text:p>Zhongshan Police Precinct</text:p>
          </table:table-cell>
          <table:table-cell office:value-type="float" office:value="104" table:style-name="ce4">
            <text:p>104</text:p>
          </table:table-cell>
          <table:table-cell office:value-type="string" table:style-name="ce3">
            <text:p>臺北市中山區中山北路2段1號</text:p>
          </table:table-cell>
          <table:table-cell office:value-type="string" table:style-name="ce3">
            <text:p>02 25412491</text:p>
          </table:table-cell>
          <table:table-cell office:value-type="float" office:value="302752.538" table:style-name="ce4">
            <text:p>302752.538</text:p>
          </table:table-cell>
          <table:table-cell office:value-type="float" office:value="2771706.5729999999" table:style-name="ce4">
            <text:p>2771706.573</text:p>
          </table:table-cell>
          <table:table-cell office:value-type="string" table:style-name="ce3">
            <text:p>No. 1, Sec. 2, Zhongshan N. Rd., Zhongshan Dist., Taipei City 104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中山一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Zhongshan First Police Station</text:p>
          </table:table-cell>
          <table:table-cell office:value-type="float" office:value="104" table:style-name="ce4">
            <text:p>104</text:p>
          </table:table-cell>
          <table:table-cell office:value-type="string" table:style-name="ce3">
            <text:p>臺北市中山區中山北路1段110號</text:p>
          </table:table-cell>
          <table:table-cell office:value-type="string" table:style-name="ce3">
            <text:p>02 25519321</text:p>
          </table:table-cell>
          <table:table-cell office:value-type="float" office:value="302615.41600000003" table:style-name="ce4">
            <text:p>302615.416</text:p>
          </table:table-cell>
          <table:table-cell office:value-type="float" office:value="2771417.8280000002" table:style-name="ce4">
            <text:p>2771417.828</text:p>
          </table:table-cell>
          <table:table-cell office:value-type="string" table:style-name="ce3">
            <text:p>No. 110, Sec. 1, Zhongshan N. Rd., Zhongshan Dist., Taipei City 104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中山二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Zhongshan Second Police Station</text:p>
          </table:table-cell>
          <table:table-cell office:value-type="float" office:value="104" table:style-name="ce4">
            <text:p>104</text:p>
          </table:table-cell>
          <table:table-cell office:value-type="string" table:style-name="ce3">
            <text:p>臺北市中山區中山北路2段59巷21號</text:p>
          </table:table-cell>
          <table:table-cell office:value-type="string" table:style-name="ce3">
            <text:p>02 25517771</text:p>
          </table:table-cell>
          <table:table-cell office:value-type="float" office:value="302863.016" table:style-name="ce4">
            <text:p>302863.016</text:p>
          </table:table-cell>
          <table:table-cell office:value-type="float" office:value="2772073.4180000001" table:style-name="ce7">
            <text:p>2772073.418</text:p>
          </table:table-cell>
          <table:table-cell office:value-type="string" table:style-name="ce3">
            <text:p>No. 21, Ln59, Sec. 2, Zhongshan N. Rd., Zhongshan Dist., Taipei City 104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圓山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Yuanshan Police Staticn</text:p>
          </table:table-cell>
          <table:table-cell office:value-type="float" office:value="104" table:style-name="ce4">
            <text:p>104</text:p>
          </table:table-cell>
          <table:table-cell office:value-type="string" table:style-name="ce3">
            <text:p>臺北市中山區中山北路3段62號</text:p>
          </table:table-cell>
          <table:table-cell office:value-type="string" table:style-name="ce3">
            <text:p>02 25969433</text:p>
          </table:table-cell>
          <table:table-cell office:value-type="float" office:value="302836.83399999997" table:style-name="ce4">
            <text:p>302836.834</text:p>
          </table:table-cell>
          <table:table-cell office:value-type="float" office:value="2773936.2030000002" table:style-name="ce4">
            <text:p>2773936.203</text:p>
          </table:table-cell>
          <table:table-cell office:value-type="string" table:style-name="ce3">
            <text:p>No. 62, Sec. 3, Zhongshan N. Rd., Zhongshan Dist., Taipei City 104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長春路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Changchun Rd. Police Station</text:p>
          </table:table-cell>
          <table:table-cell office:value-type="float" office:value="104" table:style-name="ce4">
            <text:p>104</text:p>
          </table:table-cell>
          <table:table-cell office:value-type="string" table:style-name="ce3">
            <text:p>臺北市中山區長春路206號</text:p>
          </table:table-cell>
          <table:table-cell office:value-type="string" table:style-name="ce3">
            <text:p>02 25062289</text:p>
          </table:table-cell>
          <table:table-cell office:value-type="float" office:value="304085.13" table:style-name="ce7">
            <text:p>304085.130</text:p>
          </table:table-cell>
          <table:table-cell office:value-type="float" office:value="2771938.75" table:style-name="ce7">
            <text:p>2771938.750</text:p>
          </table:table-cell>
          <table:table-cell office:value-type="string" table:style-name="ce3">
            <text:p>No. 206, Changchun Rd., Zhongshan Dist., Taipei City 104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長安東路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Changan E. Rd. Police Station</text:p>
          </table:table-cell>
          <table:table-cell office:value-type="float" office:value="104" table:style-name="ce4">
            <text:p>104</text:p>
          </table:table-cell>
          <table:table-cell office:value-type="string" table:style-name="ce3">
            <text:p>臺北市中山區長安東路2段165號</text:p>
          </table:table-cell>
          <table:table-cell office:value-type="string" table:style-name="ce3">
            <text:p>02 27735207</text:p>
          </table:table-cell>
          <table:table-cell office:value-type="float" office:value="304544.24800000002" table:style-name="ce4">
            <text:p>304544.248</text:p>
          </table:table-cell>
          <table:table-cell office:value-type="float" office:value="2771250.7170000002" table:style-name="ce4">
            <text:p>2771250.717</text:p>
          </table:table-cell>
          <table:table-cell office:value-type="string" table:style-name="ce3">
            <text:p>No. 165, Sec. 2, Changan E. Rd., Zhongshan Dist., Taipei City 104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民權一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Minquan First Police Station</text:p>
          </table:table-cell>
          <table:table-cell office:value-type="float" office:value="104" table:style-name="ce4">
            <text:p>104</text:p>
          </table:table-cell>
          <table:table-cell office:value-type="string" table:style-name="ce3">
            <text:p>臺北市中山區新生北路2段127之1號</text:p>
          </table:table-cell>
          <table:table-cell office:value-type="string" table:style-name="ce3">
            <text:p>02 25314672</text:p>
          </table:table-cell>
          <table:table-cell office:value-type="float" office:value="303268.81400000001" table:style-name="ce4">
            <text:p>303268.814</text:p>
          </table:table-cell>
          <table:table-cell office:value-type="float" office:value="2772517.18" table:style-name="ce7">
            <text:p>2772517.180</text:p>
          </table:table-cell>
          <table:table-cell office:value-type="string" table:style-name="ce3">
            <text:p>No. 127-1, Sec. 2, Xinsheng N. Rd., Zhongshan Dist., Taipei City 104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建國路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Jianguo Police Station</text:p>
          </table:table-cell>
          <table:table-cell office:value-type="float" office:value="104" table:style-name="ce4">
            <text:p>104</text:p>
          </table:table-cell>
          <table:table-cell office:value-type="string" table:style-name="ce3">
            <text:p>臺北市中山區民族東路284號</text:p>
          </table:table-cell>
          <table:table-cell office:value-type="string" table:style-name="ce3">
            <text:p>02 25099774</text:p>
          </table:table-cell>
          <table:table-cell office:value-type="float" office:value="304076.13699999999" table:style-name="ce4">
            <text:p>304076.137</text:p>
          </table:table-cell>
          <table:table-cell office:value-type="float" office:value="2773418.68" table:style-name="ce7">
            <text:p>2773418.680</text:p>
          </table:table-cell>
          <table:table-cell office:value-type="string" table:style-name="ce3">
            <text:p>No. 284, Minzu E. Rd., Zhongshan Dist., Taipei City 104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大直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Dazhi Police Station</text:p>
          </table:table-cell>
          <table:table-cell office:value-type="float" office:value="104" table:style-name="ce4">
            <text:p>104</text:p>
          </table:table-cell>
          <table:table-cell office:value-type="string" table:style-name="ce3">
            <text:p>臺北市中山區北安路456號</text:p>
          </table:table-cell>
          <table:table-cell office:value-type="string" table:style-name="ce3">
            <text:p>02 25332984</text:p>
          </table:table-cell>
          <table:table-cell office:value-type="float" office:value="304887.78000000003" table:style-name="ce7">
            <text:p>304887.780</text:p>
          </table:table-cell>
          <table:table-cell office:value-type="float" office:value="2774699.0759999999" table:style-name="ce4">
            <text:p>2774699.076</text:p>
          </table:table-cell>
          <table:table-cell office:value-type="string" table:style-name="ce3">
            <text:p>No. 456, Beian Rd., Zhongshan Dist., Taipei City 104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6">
            <text:p>大安分局</text:p>
          </table:table-cell>
          <table:table-cell office:value-type="string" table:style-name="ce3">
            <text:p>分局</text:p>
          </table:table-cell>
          <table:table-cell office:value-type="string" table:style-name="ce3">
            <text:p>Daan Police Precinct</text:p>
          </table:table-cell>
          <table:table-cell office:value-type="float" office:value="106" table:style-name="ce4">
            <text:p>106</text:p>
          </table:table-cell>
          <table:table-cell office:value-type="string" table:style-name="ce3">
            <text:p>臺北市大安區仁愛路3段2號</text:p>
          </table:table-cell>
          <table:table-cell office:value-type="string" table:style-name="ce3">
            <text:p>02 23259850</text:p>
          </table:table-cell>
          <table:table-cell office:value-type="float" office:value="303801.37300000002" table:style-name="ce4">
            <text:p>303801.373</text:p>
          </table:table-cell>
          <table:table-cell office:value-type="float" office:value="2770075.7409999999" table:style-name="ce4">
            <text:p>2770075.741</text:p>
          </table:table-cell>
          <table:table-cell office:value-type="string" table:style-name="ce3">
            <text:p>No. 2, Sec. 3, Renai Rd., Daan Dist., Taipei City 106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羅斯福路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Roosevelt Rd. Police Station</text:p>
          </table:table-cell>
          <table:table-cell office:value-type="float" office:value="106" table:style-name="ce4">
            <text:p>106</text:p>
          </table:table-cell>
          <table:table-cell office:value-type="string" table:style-name="ce3">
            <text:p>臺北市大安區羅斯福路4段113巷13號</text:p>
          </table:table-cell>
          <table:table-cell office:value-type="string" table:style-name="ce3">
            <text:p>02 27355761</text:p>
          </table:table-cell>
          <table:table-cell office:value-type="float" office:value="304385.29399999999" table:style-name="ce4">
            <text:p>304385.294</text:p>
          </table:table-cell>
          <table:table-cell office:value-type="float" office:value="2767124.4479999999" table:style-name="ce4">
            <text:p>2767124.448</text:p>
          </table:table-cell>
          <table:table-cell office:value-type="string" table:style-name="ce3">
            <text:p>No. 13, Ln. 113, Sec. 4, Roosevelt Rd., Daan Dist., Taipei City 106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臥龍街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Wolong St. Police Station</text:p>
          </table:table-cell>
          <table:table-cell office:value-type="float" office:value="106" table:style-name="ce4">
            <text:p>106</text:p>
          </table:table-cell>
          <table:table-cell office:value-type="string" table:style-name="ce3">
            <text:p>臺北市大安區臥龍街185號</text:p>
          </table:table-cell>
          <table:table-cell office:value-type="string" table:style-name="ce3">
            <text:p>02 27334439</text:p>
          </table:table-cell>
          <table:table-cell office:value-type="float" office:value="305704.17300000001" table:style-name="ce4">
            <text:p>305704.173</text:p>
          </table:table-cell>
          <table:table-cell office:value-type="float" office:value="2767878.6529999999" table:style-name="ce4">
            <text:p>2767878.653</text:p>
          </table:table-cell>
          <table:table-cell office:value-type="string" table:style-name="ce3">
            <text:p>No. 185, Wolong St., Daan Dist., Taipei City 106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敦化南路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Dunhua S. Rd. Police Station</text:p>
          </table:table-cell>
          <table:table-cell office:value-type="float" office:value="106" table:style-name="ce4">
            <text:p>106</text:p>
          </table:table-cell>
          <table:table-cell office:value-type="string" table:style-name="ce3">
            <text:p>臺北市大安區復興南路1段219之1號</text:p>
          </table:table-cell>
          <table:table-cell office:value-type="string" table:style-name="ce3">
            <text:p>02 27710400</text:p>
          </table:table-cell>
          <table:table-cell office:value-type="float" office:value="304887.19699999999" table:style-name="ce4">
            <text:p>304887.197</text:p>
          </table:table-cell>
          <table:table-cell office:value-type="float" office:value="2770202.9010000001" table:style-name="ce4">
            <text:p>2770202.901</text:p>
          </table:table-cell>
          <table:table-cell office:value-type="string" table:style-name="ce3">
            <text:p>No. 219-1, Sec. 1, Fuxing S. Rd., Daan Dist., Taipei City 106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安和路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Anhe Rd. Police Station</text:p>
          </table:table-cell>
          <table:table-cell office:value-type="float" office:value="106" table:style-name="ce4">
            <text:p>106</text:p>
          </table:table-cell>
          <table:table-cell office:value-type="string" table:style-name="ce3">
            <text:p>臺北市大安區信義路4段216號</text:p>
          </table:table-cell>
          <table:table-cell office:value-type="string" table:style-name="ce3">
            <text:p>02 27025232</text:p>
          </table:table-cell>
          <table:table-cell office:value-type="float" office:value="305715.35399999999" table:style-name="ce4">
            <text:p>305715.354</text:p>
          </table:table-cell>
          <table:table-cell office:value-type="float" office:value="2769543.2" table:style-name="ce7">
            <text:p>2769543.200</text:p>
          </table:table-cell>
          <table:table-cell office:value-type="string" table:style-name="ce3">
            <text:p>No. 216, Sec. 4, Xinyi Rd., Daan Dist., Taipei City 106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瑞安街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Ruian St. Police Station</text:p>
          </table:table-cell>
          <table:table-cell office:value-type="float" office:value="106" table:style-name="ce4">
            <text:p>106</text:p>
          </table:table-cell>
          <table:table-cell office:value-type="string" table:style-name="ce3">
            <text:p>臺北市大安區瑞安街23巷17號</text:p>
          </table:table-cell>
          <table:table-cell office:value-type="string" table:style-name="ce3">
            <text:p>02 27054164</text:p>
          </table:table-cell>
          <table:table-cell office:value-type="float" office:value="304998.35600000003" table:style-name="ce4">
            <text:p>304998.356</text:p>
          </table:table-cell>
          <table:table-cell office:value-type="float" office:value="2769337.037" table:style-name="ce4">
            <text:p>2769337.037</text:p>
          </table:table-cell>
          <table:table-cell office:value-type="string" table:style-name="ce3">
            <text:p>No. 17, Ln. 23, Ruian St., Daan Dist., Taipei City 106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和平東路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Heping E. Rd. Police Station</text:p>
          </table:table-cell>
          <table:table-cell office:value-type="float" office:value="106" table:style-name="ce4">
            <text:p>106</text:p>
          </table:table-cell>
          <table:table-cell office:value-type="string" table:style-name="ce3">
            <text:p>臺北市大安區和平東路1段143號</text:p>
          </table:table-cell>
          <table:table-cell office:value-type="string" table:style-name="ce3">
            <text:p>02 23218073</text:p>
          </table:table-cell>
          <table:table-cell office:value-type="float" office:value="303539.027" table:style-name="ce4">
            <text:p>303539.027</text:p>
          </table:table-cell>
          <table:table-cell office:value-type="float" office:value="2768832.125" table:style-name="ce4">
            <text:p>2768832.125</text:p>
          </table:table-cell>
          <table:table-cell office:value-type="string" table:style-name="ce3">
            <text:p>No. 143, Sec. 1, Heping E. Rd., Daan Dist., Taipei City 106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新生南路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Xinsheng S. Rd. Police Station</text:p>
          </table:table-cell>
          <table:table-cell office:value-type="float" office:value="106" table:style-name="ce4">
            <text:p>106</text:p>
          </table:table-cell>
          <table:table-cell office:value-type="string" table:style-name="ce3">
            <text:p>臺北市大安區仁愛路3段18號</text:p>
          </table:table-cell>
          <table:table-cell office:value-type="string" table:style-name="ce3">
            <text:p>02 23258611</text:p>
          </table:table-cell>
          <table:table-cell office:value-type="float" office:value="303891.72399999999" table:style-name="ce4">
            <text:p>303891.724</text:p>
          </table:table-cell>
          <table:table-cell office:value-type="float" office:value="2770067.236" table:style-name="ce4">
            <text:p>2770067.236</text:p>
          </table:table-cell>
          <table:table-cell office:value-type="string" table:style-name="ce3">
            <text:p>No. 18, Sec. 3, Renai Rd., Daan Dist., Taipei City 106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6">
            <text:p>中正一分局</text:p>
          </table:table-cell>
          <table:table-cell office:value-type="string" table:style-name="ce3">
            <text:p>分局</text:p>
          </table:table-cell>
          <table:table-cell office:value-type="string" table:style-name="ce3">
            <text:p>Zhongzheng First Police Precinct</text:p>
          </table:table-cell>
          <table:table-cell office:value-type="float" office:value="100" table:style-name="ce4">
            <text:p>100</text:p>
          </table:table-cell>
          <table:table-cell office:value-type="string" table:style-name="ce3">
            <text:p>臺北市中正區公園路15號</text:p>
          </table:table-cell>
          <table:table-cell office:value-type="string" table:style-name="ce3">
            <text:p>02 23716426</text:p>
          </table:table-cell>
          <table:table-cell office:value-type="float" office:value="302198.50400000002" table:style-name="ce4">
            <text:p>302198.504</text:p>
          </table:table-cell>
          <table:table-cell office:value-type="float" office:value="2770884.4350000001" table:style-name="ce4">
            <text:p>2770884.435</text:p>
          </table:table-cell>
          <table:table-cell office:value-type="string" table:style-name="ce3">
            <text:p>No. 15, Gongyuan Rd., Zhongzheng Dist., Taipei City 100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忠孝西路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Zhongxiao W. Rd. Police Station</text:p>
          </table:table-cell>
          <table:table-cell office:value-type="float" office:value="100" table:style-name="ce4">
            <text:p>100</text:p>
          </table:table-cell>
          <table:table-cell office:value-type="string" table:style-name="ce3">
            <text:p>臺北市中正區公園路15號</text:p>
          </table:table-cell>
          <table:table-cell office:value-type="string" table:style-name="ce3">
            <text:p>02 23142722</text:p>
          </table:table-cell>
          <table:table-cell office:value-type="float" office:value="302198.50400000002" table:style-name="ce4">
            <text:p>302198.504</text:p>
          </table:table-cell>
          <table:table-cell office:value-type="float" office:value="2770884.4350000001" table:style-name="ce4">
            <text:p>2770884.435</text:p>
          </table:table-cell>
          <table:table-cell office:value-type="string" table:style-name="ce3">
            <text:p>No. 15, Gongyuan Rd., Zhongzheng Dist., Taipei City 100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忠孝東路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Zhongxiao E. Rd. Police Station</text:p>
          </table:table-cell>
          <table:table-cell office:value-type="float" office:value="100" table:style-name="ce4">
            <text:p>100</text:p>
          </table:table-cell>
          <table:table-cell office:value-type="string" table:style-name="ce3">
            <text:p>臺北市中正區忠孝東路2段10號</text:p>
          </table:table-cell>
          <table:table-cell office:value-type="string" table:style-name="ce3">
            <text:p>02 23218656</text:p>
          </table:table-cell>
          <table:table-cell office:value-type="float" office:value="303193.59399999998" table:style-name="ce4">
            <text:p>303193.594</text:p>
          </table:table-cell>
          <table:table-cell office:value-type="float" office:value="2770718.0249999999" table:style-name="ce4">
            <text:p>2770718.025</text:p>
          </table:table-cell>
          <table:table-cell office:value-type="string" table:style-name="ce3">
            <text:p>No. 10, Sec. 2, Zhongxiao E. Rd., Zhongzheng Dist., Taipei City 100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仁愛路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Renai Rd. Police Station</text:p>
          </table:table-cell>
          <table:table-cell office:value-type="float" office:value="100" table:style-name="ce4">
            <text:p>100</text:p>
          </table:table-cell>
          <table:table-cell office:value-type="string" table:style-name="ce3">
            <text:p>臺北市中正區仁愛路1段19號</text:p>
          </table:table-cell>
          <table:table-cell office:value-type="string" table:style-name="ce3">
            <text:p>02 23212067</text:p>
          </table:table-cell>
          <table:table-cell office:value-type="float" office:value="302724.15999999997" table:style-name="ce7">
            <text:p>302724.160</text:p>
          </table:table-cell>
          <table:table-cell office:value-type="float" office:value="2770196.929" table:style-name="ce4">
            <text:p>2770196.929</text:p>
          </table:table-cell>
          <table:table-cell office:value-type="string" table:style-name="ce3">
            <text:p>No. 19, Sec. 1, Renai Rd., Zhongzheng Dist., Taipei City 100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介壽路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Jieshou Rd. Police Station</text:p>
          </table:table-cell>
          <table:table-cell office:value-type="float" office:value="100" table:style-name="ce4">
            <text:p>100</text:p>
          </table:table-cell>
          <table:table-cell office:value-type="string" table:style-name="ce3">
            <text:p>臺北市中正區公園路54號</text:p>
          </table:table-cell>
          <table:table-cell office:value-type="string" table:style-name="ce3">
            <text:p>02 23113081</text:p>
          </table:table-cell>
          <table:table-cell office:value-type="float" office:value="302018.36300000001" table:style-name="ce4">
            <text:p>302018.363</text:p>
          </table:table-cell>
          <table:table-cell office:value-type="float" office:value="2770307.3160000001" table:style-name="ce4">
            <text:p>2770307.316</text:p>
          </table:table-cell>
          <table:table-cell office:value-type="string" table:style-name="ce3">
            <text:p>No. 54, Gongyuan Rd., Zhongzheng Dist., Taipei City 100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博愛路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Boai Rd. Police Station</text:p>
          </table:table-cell>
          <table:table-cell office:value-type="float" office:value="100" table:style-name="ce4">
            <text:p>100</text:p>
          </table:table-cell>
          <table:table-cell office:value-type="string" table:style-name="ce3">
            <text:p>臺北市中正區博愛路119號</text:p>
          </table:table-cell>
          <table:table-cell office:value-type="string" table:style-name="ce3">
            <text:p>02 23142724</text:p>
          </table:table-cell>
          <table:table-cell office:value-type="float" office:value="301621.76899999997" table:style-name="ce4">
            <text:p>301621.769</text:p>
          </table:table-cell>
          <table:table-cell office:value-type="float" office:value="2770497.5490000001" table:style-name="ce4">
            <text:p>2770497.549</text:p>
          </table:table-cell>
          <table:table-cell office:value-type="string" table:style-name="ce3">
            <text:p>No. 119, Boai Rd., Zhongzheng Dist., Taipei City 100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6">
            <text:p>中正二分局</text:p>
          </table:table-cell>
          <table:table-cell office:value-type="string" table:style-name="ce3">
            <text:p>分局</text:p>
          </table:table-cell>
          <table:table-cell office:value-type="string" table:style-name="ce3">
            <text:p>Zhongzheng Second Police Precinct</text:p>
          </table:table-cell>
          <table:table-cell office:value-type="float" office:value="100" table:style-name="ce4">
            <text:p>100</text:p>
          </table:table-cell>
          <table:table-cell office:value-type="string" table:style-name="ce3">
            <text:p>臺北市中正區南海路35號</text:p>
          </table:table-cell>
          <table:table-cell office:value-type="string" table:style-name="ce3">
            <text:p>02 23751825</text:p>
          </table:table-cell>
          <table:table-cell office:value-type="float" office:value="301873.49300000002" table:style-name="ce4">
            <text:p>301873.493</text:p>
          </table:table-cell>
          <table:table-cell office:value-type="float" office:value="2769420.1880000001" table:style-name="ce4">
            <text:p>2769420.188</text:p>
          </table:table-cell>
          <table:table-cell office:value-type="string" table:style-name="ce3">
            <text:p>No. 35, Nanhai Rd., Zhongzheng Dist., Taipei City 100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南海路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Nanhai Rd. Police Station</text:p>
          </table:table-cell>
          <table:table-cell office:value-type="float" office:value="100" table:style-name="ce4">
            <text:p>100</text:p>
          </table:table-cell>
          <table:table-cell office:value-type="string" table:style-name="ce3">
            <text:p>臺北市中正區南海路35號</text:p>
          </table:table-cell>
          <table:table-cell office:value-type="string" table:style-name="ce3">
            <text:p>02 23752835</text:p>
          </table:table-cell>
          <table:table-cell office:value-type="float" office:value="301873.49300000002" table:style-name="ce4">
            <text:p>301873.493</text:p>
          </table:table-cell>
          <table:table-cell office:value-type="float" office:value="2769420.1880000001" table:style-name="ce4">
            <text:p>2769420.188</text:p>
          </table:table-cell>
          <table:table-cell office:value-type="string" table:style-name="ce3">
            <text:p>No. 35, Nanhai Rd., Zhongzheng Dist., Taipei City 100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思源街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Siyuan St. Police Station</text:p>
          </table:table-cell>
          <table:table-cell office:value-type="float" office:value="100" table:style-name="ce4">
            <text:p>100</text:p>
          </table:table-cell>
          <table:table-cell office:value-type="string" table:style-name="ce3">
            <text:p>臺北市中正區汀州路3段72號</text:p>
          </table:table-cell>
          <table:table-cell office:value-type="string" table:style-name="ce3">
            <text:p>02 23650844</text:p>
          </table:table-cell>
          <table:table-cell office:value-type="float" office:value="303686.299" table:style-name="ce4">
            <text:p>303686.299</text:p>
          </table:table-cell>
          <table:table-cell office:value-type="float" office:value="2767566.1940000001" table:style-name="ce4">
            <text:p>2767566.194</text:p>
          </table:table-cell>
          <table:table-cell office:value-type="string" table:style-name="ce3">
            <text:p>No. 72, Sec. 3, Tingzhou Rd., Zhongzheng Dist., Taipei City 100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南昌路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Nanchang Rd. Police Station</text:p>
          </table:table-cell>
          <table:table-cell office:value-type="float" office:value="100" table:style-name="ce4">
            <text:p>100</text:p>
          </table:table-cell>
          <table:table-cell office:value-type="string" table:style-name="ce3">
            <text:p>臺北市中正區龍福里南昌路1段7號</text:p>
          </table:table-cell>
          <table:table-cell office:value-type="string" table:style-name="ce3">
            <text:p>02 23218148</text:p>
          </table:table-cell>
          <table:table-cell office:value-type="float" office:value="302124.739" table:style-name="ce4">
            <text:p>302124.739</text:p>
          </table:table-cell>
          <table:table-cell office:value-type="float" office:value="2769457.0320000001" table:style-name="ce4">
            <text:p>2769457.032</text:p>
          </table:table-cell>
          <table:table-cell office:value-type="string" table:style-name="ce3">
            <text:p>No. 7, Sec. 1, Nanchang Rd., Zhongzheng Dist., Taipei City 100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泉州街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Quanzhou St. Police Station</text:p>
          </table:table-cell>
          <table:table-cell office:value-type="float" office:value="100" table:style-name="ce4">
            <text:p>100</text:p>
          </table:table-cell>
          <table:table-cell office:value-type="string" table:style-name="ce3">
            <text:p>臺北市中正區中華路2段503號</text:p>
          </table:table-cell>
          <table:table-cell office:value-type="string" table:style-name="ce3">
            <text:p>02 23039915</text:p>
          </table:table-cell>
          <table:table-cell office:value-type="float" office:value="301691.25400000002" table:style-name="ce4">
            <text:p>301691.254</text:p>
          </table:table-cell>
          <table:table-cell office:value-type="float" office:value="2768561.1660000002" table:style-name="ce4">
            <text:p>2768561.166</text:p>
          </table:table-cell>
          <table:table-cell office:value-type="string" table:style-name="ce3">
            <text:p>No. 503, Sec. 2, Zhonghua Rd., Zhongzheng Dist., Taipei City 100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廈門街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Xiamen St. Police Station</text:p>
          </table:table-cell>
          <table:table-cell office:value-type="float" office:value="100" table:style-name="ce4">
            <text:p>100</text:p>
          </table:table-cell>
          <table:table-cell office:value-type="string" table:style-name="ce3">
            <text:p>臺北市中正區螢圃里廈門街43號</text:p>
          </table:table-cell>
          <table:table-cell office:value-type="string" table:style-name="ce3">
            <text:p>02 23684427</text:p>
          </table:table-cell>
          <table:table-cell office:value-type="float" office:value="302246.46600000001" table:style-name="ce4">
            <text:p>302246.466</text:p>
          </table:table-cell>
          <table:table-cell office:value-type="float" office:value="2768738.8420000002" table:style-name="ce4">
            <text:p>2768738.842</text:p>
          </table:table-cell>
          <table:table-cell office:value-type="string" table:style-name="ce3">
            <text:p>No. 43, Xiamen St., Zhongzheng Dist., Taipei City 100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6">
            <text:p>文山二分局</text:p>
          </table:table-cell>
          <table:table-cell office:value-type="string" table:style-name="ce3">
            <text:p>分局</text:p>
          </table:table-cell>
          <table:table-cell office:value-type="string" table:style-name="ce3">
            <text:p>Wenshan Second Police Precinct</text:p>
          </table:table-cell>
          <table:table-cell office:value-type="float" office:value="116" table:style-name="ce4">
            <text:p>116</text:p>
          </table:table-cell>
          <table:table-cell office:value-type="string" table:style-name="ce3">
            <text:p>臺北市文山區景中街2號</text:p>
          </table:table-cell>
          <table:table-cell office:value-type="string" table:style-name="ce3">
            <text:p>02 29313843</text:p>
          </table:table-cell>
          <table:table-cell office:value-type="float" office:value="304622.15399999998" table:style-name="ce4">
            <text:p>304622.154</text:p>
          </table:table-cell>
          <table:table-cell office:value-type="float" office:value="2765084.9569999999" table:style-name="ce4">
            <text:p>2765084.957</text:p>
          </table:table-cell>
          <table:table-cell office:value-type="string" table:style-name="ce3">
            <text:p>No. 2, Jingzhong St., Wenshan Dist., Taipei City 116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萬盛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Wansheng Police Station</text:p>
          </table:table-cell>
          <table:table-cell office:value-type="float" office:value="116" table:style-name="ce4">
            <text:p>116</text:p>
          </table:table-cell>
          <table:table-cell office:value-type="string" table:style-name="ce3">
            <text:p>臺北市文山區羅斯福路5段151號</text:p>
          </table:table-cell>
          <table:table-cell office:value-type="string" table:style-name="ce3">
            <text:p>02 29312502</text:p>
          </table:table-cell>
          <table:table-cell office:value-type="float" office:value="304398.09100000001" table:style-name="ce4">
            <text:p>304398.091</text:p>
          </table:table-cell>
          <table:table-cell office:value-type="float" office:value="2766317.6740000001" table:style-name="ce4">
            <text:p>2766317.674</text:p>
          </table:table-cell>
          <table:table-cell office:value-type="string" table:style-name="ce3">
            <text:p>No. 151, Sec. 5, Roosevelt Rd., Wenshan Dist., Taipei City 116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景美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Jingmei Police Station</text:p>
          </table:table-cell>
          <table:table-cell office:value-type="float" office:value="116" table:style-name="ce4">
            <text:p>116</text:p>
          </table:table-cell>
          <table:table-cell office:value-type="string" table:style-name="ce3">
            <text:p>臺北市文山區景中街2號</text:p>
          </table:table-cell>
          <table:table-cell office:value-type="string" table:style-name="ce3">
            <text:p>02 29313459</text:p>
          </table:table-cell>
          <table:table-cell office:value-type="float" office:value="304622.15399999998" table:style-name="ce4">
            <text:p>304622.154</text:p>
          </table:table-cell>
          <table:table-cell office:value-type="float" office:value="2765084.9569999999" table:style-name="ce4">
            <text:p>2765084.957</text:p>
          </table:table-cell>
          <table:table-cell office:value-type="string" table:style-name="ce3">
            <text:p>No. 2, Jingzhong St., Wenshan Dist., Taipei City 116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興隆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Xinglong Police Station</text:p>
          </table:table-cell>
          <table:table-cell office:value-type="float" office:value="116" table:style-name="ce4">
            <text:p>116</text:p>
          </table:table-cell>
          <table:table-cell office:value-type="string" table:style-name="ce3">
            <text:p>臺北市文山區興隆路2段156號</text:p>
          </table:table-cell>
          <table:table-cell office:value-type="string" table:style-name="ce3">
            <text:p>02 29313842</text:p>
          </table:table-cell>
          <table:table-cell office:value-type="float" office:value="305636.98100000003" table:style-name="ce4">
            <text:p>305636.981</text:p>
          </table:table-cell>
          <table:table-cell office:value-type="float" office:value="2766060.47" table:style-name="ce7">
            <text:p>2766060.470</text:p>
          </table:table-cell>
          <table:table-cell office:value-type="string" table:style-name="ce3">
            <text:p>No. 156, Sec. 2, Xinglong Rd., Wenshan Dist., Taipei City 116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6">
            <text:p>文山一分局</text:p>
          </table:table-cell>
          <table:table-cell office:value-type="string" table:style-name="ce3">
            <text:p>分局</text:p>
          </table:table-cell>
          <table:table-cell office:value-type="string" table:style-name="ce3">
            <text:p>Wenshan First Police Precinct</text:p>
          </table:table-cell>
          <table:table-cell office:value-type="float" office:value="116" table:style-name="ce4">
            <text:p>116</text:p>
          </table:table-cell>
          <table:table-cell office:value-type="string" table:style-name="ce3">
            <text:p>臺北市文山區木柵路2段202號</text:p>
          </table:table-cell>
          <table:table-cell office:value-type="string" table:style-name="ce3">
            <text:p>02 29395734</text:p>
          </table:table-cell>
          <table:table-cell office:value-type="float" office:value="306907.06300000002" table:style-name="ce4">
            <text:p>306907.063</text:p>
          </table:table-cell>
          <table:table-cell office:value-type="float" office:value="2764649.7570000002" table:style-name="ce4">
            <text:p>2764649.757</text:p>
          </table:table-cell>
          <table:table-cell office:value-type="string" table:style-name="ce3">
            <text:p>No. 202, Sec. 2, Muzha Rd., Wenshan Dist., Taipei City 116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木新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Muxin Police Station</text:p>
          </table:table-cell>
          <table:table-cell office:value-type="float" office:value="116" table:style-name="ce4">
            <text:p>116</text:p>
          </table:table-cell>
          <table:table-cell office:value-type="string" table:style-name="ce3">
            <text:p>臺北市文山區恆光街45號</text:p>
          </table:table-cell>
          <table:table-cell office:value-type="string" table:style-name="ce3">
            <text:p>02 29372488</text:p>
          </table:table-cell>
          <table:table-cell office:value-type="float" office:value="307272.78499999997" table:style-name="ce4">
            <text:p>307272.785</text:p>
          </table:table-cell>
          <table:table-cell office:value-type="float" office:value="2763958.2119999998" table:style-name="ce4">
            <text:p>2763958.212</text:p>
          </table:table-cell>
          <table:table-cell office:value-type="string" table:style-name="ce3">
            <text:p>No. 45, Hengguang St., Wenshan Dist., Taipei City 116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指南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Zhinan Police Station</text:p>
          </table:table-cell>
          <table:table-cell office:value-type="float" office:value="116" table:style-name="ce4">
            <text:p>116</text:p>
          </table:table-cell>
          <table:table-cell office:value-type="string" table:style-name="ce3">
            <text:p>臺北市文山區指南路2段177號</text:p>
          </table:table-cell>
          <table:table-cell office:value-type="string" table:style-name="ce3">
            <text:p>02 29382712</text:p>
          </table:table-cell>
          <table:table-cell office:value-type="float" office:value="308343.18400000001" table:style-name="ce4">
            <text:p>308343.184</text:p>
          </table:table-cell>
          <table:table-cell office:value-type="float" office:value="2764496.7390000001" table:style-name="ce4">
            <text:p>2764496.739</text:p>
          </table:table-cell>
          <table:table-cell office:value-type="string" table:style-name="ce3">
            <text:p>No. 177, Sec. 2, Zhinan Rd., Wenshan Dist., Taipei City 116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萬芳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Wanfang Police Station</text:p>
          </table:table-cell>
          <table:table-cell office:value-type="float" office:value="116" table:style-name="ce4">
            <text:p>116</text:p>
          </table:table-cell>
          <table:table-cell office:value-type="string" table:style-name="ce3">
            <text:p>臺北市文山區萬芳里萬美街1段50號</text:p>
          </table:table-cell>
          <table:table-cell office:value-type="string" table:style-name="ce3">
            <text:p>02 22391753</text:p>
          </table:table-cell>
          <table:table-cell office:value-type="float" office:value="307213.85800000001" table:style-name="ce4">
            <text:p>307213.858</text:p>
          </table:table-cell>
          <table:table-cell office:value-type="float" office:value="2766148.2749999999" table:style-name="ce4">
            <text:p>2766148.275</text:p>
          </table:table-cell>
          <table:table-cell office:value-type="string" table:style-name="ce3">
            <text:p>No. 50, Sec. 1, Wanmei St., Wenshan Dist., Taipei City 116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復興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Fuxing Police Station</text:p>
          </table:table-cell>
          <table:table-cell office:value-type="float" office:value="116" table:style-name="ce4">
            <text:p>116</text:p>
          </table:table-cell>
          <table:table-cell office:value-type="string" table:style-name="ce3">
            <text:p>臺北市文山區木柵路1段54號</text:p>
          </table:table-cell>
          <table:table-cell office:value-type="string" table:style-name="ce3">
            <text:p>02 22367140</text:p>
          </table:table-cell>
          <table:table-cell office:value-type="float" office:value="305222.02600000001" table:style-name="ce4">
            <text:p>305222.026</text:p>
          </table:table-cell>
          <table:table-cell office:value-type="float" office:value="2764428.3020000001" table:style-name="ce4">
            <text:p>2764428.302</text:p>
          </table:table-cell>
          <table:table-cell office:value-type="string" table:style-name="ce3">
            <text:p>No. 54, Sec. 1, Muzha Rd., Wenshan Dist., Taipei City 116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木柵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Muzha Police Station</text:p>
          </table:table-cell>
          <table:table-cell office:value-type="float" office:value="116" table:style-name="ce4">
            <text:p>116</text:p>
          </table:table-cell>
          <table:table-cell office:value-type="string" table:style-name="ce3">
            <text:p>臺北市文山區木柵路2段202號</text:p>
          </table:table-cell>
          <table:table-cell office:value-type="string" table:style-name="ce3">
            <text:p>02 29397141</text:p>
          </table:table-cell>
          <table:table-cell office:value-type="float" office:value="306907.06300000002" table:style-name="ce4">
            <text:p>306907.063</text:p>
          </table:table-cell>
          <table:table-cell office:value-type="float" office:value="2764649.7570000002" table:style-name="ce4">
            <text:p>2764649.757</text:p>
          </table:table-cell>
          <table:table-cell office:value-type="string" table:style-name="ce3">
            <text:p>No. 202, Sec. 2, Muzha Rd., Wenshan Dist., Taipei City 116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6">
            <text:p>南港分局</text:p>
          </table:table-cell>
          <table:table-cell office:value-type="string" table:style-name="ce3">
            <text:p>分局</text:p>
          </table:table-cell>
          <table:table-cell office:value-type="string" table:style-name="ce3">
            <text:p>Nangang Police Precinct</text:p>
          </table:table-cell>
          <table:table-cell office:value-type="float" office:value="115" table:style-name="ce4">
            <text:p>115</text:p>
          </table:table-cell>
          <table:table-cell office:value-type="string" table:style-name="ce3">
            <text:p>臺北市南港區向陽路150號</text:p>
          </table:table-cell>
          <table:table-cell office:value-type="string" table:style-name="ce3">
            <text:p>02 27839110</text:p>
          </table:table-cell>
          <table:table-cell office:value-type="float" office:value="310022.728" table:style-name="ce4">
            <text:p>310022.728</text:p>
          </table:table-cell>
          <table:table-cell office:value-type="float" office:value="2772026.483" table:style-name="ce4">
            <text:p>2772026.483</text:p>
          </table:table-cell>
          <table:table-cell office:value-type="string" table:style-name="ce3">
            <text:p>No. 150, Xiangyang Rd., Nangang Dist., Taipei City 115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玉成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Yucheng <text:s/>Police Station</text:p>
          </table:table-cell>
          <table:table-cell office:value-type="float" office:value="115" table:style-name="ce4">
            <text:p>115</text:p>
          </table:table-cell>
          <table:table-cell office:value-type="string" table:style-name="ce3">
            <text:p>臺北市南港區向陽路150號</text:p>
          </table:table-cell>
          <table:table-cell office:value-type="string" table:style-name="ce3">
            <text:p>02 27886958</text:p>
          </table:table-cell>
          <table:table-cell office:value-type="float" office:value="310022.728" table:style-name="ce4">
            <text:p>310022.728</text:p>
          </table:table-cell>
          <table:table-cell office:value-type="float" office:value="2772026.483" table:style-name="ce4">
            <text:p>2772026.483</text:p>
          </table:table-cell>
          <table:table-cell office:value-type="string" table:style-name="ce3">
            <text:p>No. 150, Xiangyang Rd., Nangang Dist., Taipei City 115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舊莊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Jiuzhuang Police Station</text:p>
          </table:table-cell>
          <table:table-cell office:value-type="float" office:value="115" table:style-name="ce4">
            <text:p>115</text:p>
          </table:table-cell>
          <table:table-cell office:value-type="string" table:style-name="ce3">
            <text:p>臺北市南港區舊莊街1段213號</text:p>
          </table:table-cell>
          <table:table-cell office:value-type="string" table:style-name="ce3">
            <text:p>02 27822492</text:p>
          </table:table-cell>
          <table:table-cell office:value-type="float" office:value="312819.68599999999" table:style-name="ce4">
            <text:p>312819.686</text:p>
          </table:table-cell>
          <table:table-cell office:value-type="float" office:value="2770185.3480000002" table:style-name="ce4">
            <text:p>2770185.348</text:p>
          </table:table-cell>
          <table:table-cell office:value-type="string" table:style-name="ce3">
            <text:p>No. 213, Sec. 1, Jiuzhuang St., Nangang Dist., Taipei City 115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同德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Tongde Police Station</text:p>
          </table:table-cell>
          <table:table-cell office:value-type="float" office:value="115" table:style-name="ce4">
            <text:p>115</text:p>
          </table:table-cell>
          <table:table-cell office:value-type="string" table:style-name="ce3">
            <text:p>臺北市南港區同德路83號</text:p>
          </table:table-cell>
          <table:table-cell office:value-type="string" table:style-name="ce3">
            <text:p>02 27867201</text:p>
          </table:table-cell>
          <table:table-cell office:value-type="float" office:value="309091.788" table:style-name="ce4">
            <text:p>309091.788</text:p>
          </table:table-cell>
          <table:table-cell office:value-type="float" office:value="2771008.78" table:style-name="ce7">
            <text:p>2771008.780</text:p>
          </table:table-cell>
          <table:table-cell office:value-type="string" table:style-name="ce3">
            <text:p>No. 83, Tongde Rd., Nangang Dist., Taipei City 115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南港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Nangang Police Station</text:p>
          </table:table-cell>
          <table:table-cell office:value-type="float" office:value="115" table:style-name="ce4">
            <text:p>115</text:p>
          </table:table-cell>
          <table:table-cell office:value-type="string" table:style-name="ce3">
            <text:p>臺北市南港區興中路12巷2號</text:p>
          </table:table-cell>
          <table:table-cell office:value-type="string" table:style-name="ce3">
            <text:p>02 27830476</text:p>
          </table:table-cell>
          <table:table-cell office:value-type="float" office:value="311261.19199999998" table:style-name="ce4">
            <text:p>311261.192</text:p>
          </table:table-cell>
          <table:table-cell office:value-type="float" office:value="2772001.1919999998" table:style-name="ce4">
            <text:p>2772001.192</text:p>
          </table:table-cell>
          <table:table-cell office:value-type="string" table:style-name="ce3">
            <text:p>No. 2, Ln. 12, Xingzhong Rd., Nangang Dist., Taipei City 115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6">
            <text:p>內湖分局</text:p>
          </table:table-cell>
          <table:table-cell office:value-type="string" table:style-name="ce3">
            <text:p>分局</text:p>
          </table:table-cell>
          <table:table-cell office:value-type="string" table:style-name="ce3">
            <text:p>Neihu Police Precinct</text:p>
          </table:table-cell>
          <table:table-cell office:value-type="float" office:value="114" table:style-name="ce4">
            <text:p>114</text:p>
          </table:table-cell>
          <table:table-cell office:value-type="string" table:style-name="ce3">
            <text:p>臺北市內湖區民權東路6段101號</text:p>
          </table:table-cell>
          <table:table-cell office:value-type="string" table:style-name="ce3">
            <text:p>02 27900505</text:p>
          </table:table-cell>
          <table:table-cell office:value-type="float" office:value="309481.48599999998" table:style-name="ce4">
            <text:p>309481.486</text:p>
          </table:table-cell>
          <table:table-cell office:value-type="float" office:value="2773580.3029999998" table:style-name="ce4">
            <text:p>2773580.303</text:p>
          </table:table-cell>
          <table:table-cell office:value-type="string" table:style-name="ce3">
            <text:p>No. 101, Sec. 6, Minquan E. Rd., Neihu Dist., Taipei City 114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康樂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Kangle Police Station</text:p>
          </table:table-cell>
          <table:table-cell office:value-type="float" office:value="114" table:style-name="ce4">
            <text:p>114</text:p>
          </table:table-cell>
          <table:table-cell office:value-type="string" table:style-name="ce3">
            <text:p>臺北市內湖區康樂街110巷16弄20號</text:p>
          </table:table-cell>
          <table:table-cell office:value-type="string" table:style-name="ce3">
            <text:p>02 26342237</text:p>
          </table:table-cell>
          <table:table-cell office:value-type="float" office:value="312385.26299999998" table:style-name="ce4">
            <text:p>312385.263</text:p>
          </table:table-cell>
          <table:table-cell office:value-type="float" office:value="2773715.0090000001" table:style-name="ce4">
            <text:p>2773715.009</text:p>
          </table:table-cell>
          <table:table-cell office:value-type="string" table:style-name="ce3">
            <text:p>No. 20, Aly. 16, Ln. 110, Kangle St., Neihu Dist., Taipei City 114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東湖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Donghu Police Station</text:p>
          </table:table-cell>
          <table:table-cell office:value-type="float" office:value="114" table:style-name="ce4">
            <text:p>114</text:p>
          </table:table-cell>
          <table:table-cell office:value-type="string" table:style-name="ce3">
            <text:p>臺北市內湖區五分街10號</text:p>
          </table:table-cell>
          <table:table-cell office:value-type="string" table:style-name="ce3">
            <text:p>02 26313350</text:p>
          </table:table-cell>
          <table:table-cell office:value-type="float" office:value="311843.05699999997" table:style-name="ce4">
            <text:p>311843.057</text:p>
          </table:table-cell>
          <table:table-cell office:value-type="float" office:value="2773388.318" table:style-name="ce4">
            <text:p>2773388.318</text:p>
          </table:table-cell>
          <table:table-cell office:value-type="string" table:style-name="ce3">
            <text:p>No. 10, Wufen St., Neihu Dist., Taipei City 114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文德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Wende Police Station</text:p>
          </table:table-cell>
          <table:table-cell office:value-type="float" office:value="114" table:style-name="ce4">
            <text:p>114</text:p>
          </table:table-cell>
          <table:table-cell office:value-type="string" table:style-name="ce3">
            <text:p>臺北市內湖區民權東路6段26號</text:p>
          </table:table-cell>
          <table:table-cell office:value-type="string" table:style-name="ce3">
            <text:p>02 27944946</text:p>
          </table:table-cell>
          <table:table-cell office:value-type="float" office:value="308406.99300000002" table:style-name="ce4">
            <text:p>308406.993</text:p>
          </table:table-cell>
          <table:table-cell office:value-type="float" office:value="2773280.9049999998" table:style-name="ce4">
            <text:p>2773280.905</text:p>
          </table:table-cell>
          <table:table-cell office:value-type="string" table:style-name="ce3">
            <text:p>No. 26, Sec. 6, Minquan E. Rd., Neihu Dist., Taipei City 114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大湖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Dahu Police Station</text:p>
          </table:table-cell>
          <table:table-cell office:value-type="float" office:value="114" table:style-name="ce4">
            <text:p>114</text:p>
          </table:table-cell>
          <table:table-cell office:value-type="string" table:style-name="ce3">
            <text:p>臺北市內湖區成功路5段1號</text:p>
          </table:table-cell>
          <table:table-cell office:value-type="string" table:style-name="ce3">
            <text:p>02 27909521</text:p>
          </table:table-cell>
          <table:table-cell office:value-type="float" office:value="310661.91399999999" table:style-name="ce4">
            <text:p>310661.914</text:p>
          </table:table-cell>
          <table:table-cell office:value-type="float" office:value="2775229.4249999998" table:style-name="ce4">
            <text:p>2775229.425</text:p>
          </table:table-cell>
          <table:table-cell office:value-type="string" table:style-name="ce3">
            <text:p>No. 1, Sec. 5, Chenggong Rd., Neihu Dist., Taipei City 114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港墘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Gangquian Police Station</text:p>
          </table:table-cell>
          <table:table-cell office:value-type="float" office:value="114" table:style-name="ce4">
            <text:p>114</text:p>
          </table:table-cell>
          <table:table-cell office:value-type="string" table:style-name="ce3">
            <text:p>臺北市內湖區內湖路1段550號</text:p>
          </table:table-cell>
          <table:table-cell office:value-type="string" table:style-name="ce3">
            <text:p>02 87518690</text:p>
          </table:table-cell>
          <table:table-cell office:value-type="float" office:value="308175.239" table:style-name="ce4">
            <text:p>308175.239</text:p>
          </table:table-cell>
          <table:table-cell office:value-type="float" office:value="2774630.9580000001" table:style-name="ce4">
            <text:p>2774630.958</text:p>
          </table:table-cell>
          <table:table-cell office:value-type="string" table:style-name="ce3">
            <text:p>No. 550, Sec. 1, Neihu Rd., Neihu Dist., Taipei City 114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西湖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Xihu Police Station</text:p>
          </table:table-cell>
          <table:table-cell office:value-type="float" office:value="114" table:style-name="ce4">
            <text:p>114</text:p>
          </table:table-cell>
          <table:table-cell office:value-type="string" table:style-name="ce3">
            <text:p>臺北市內湖區瑞光路515號</text:p>
          </table:table-cell>
          <table:table-cell office:value-type="string" table:style-name="ce3">
            <text:p>02 27987505</text:p>
          </table:table-cell>
          <table:table-cell office:value-type="float" office:value="307432.31599999999" table:style-name="ce4">
            <text:p>307432.316</text:p>
          </table:table-cell>
          <table:table-cell office:value-type="float" office:value="2774664.03" table:style-name="ce7">
            <text:p>2774664.030</text:p>
          </table:table-cell>
          <table:table-cell office:value-type="string" table:style-name="ce3">
            <text:p>No. 515, Ruiguang Rd., Neihu Dist., Taipei City 114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潭美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Tanmei Police Station</text:p>
          </table:table-cell>
          <table:table-cell office:value-type="float" office:value="114" table:style-name="ce4">
            <text:p>114</text:p>
          </table:table-cell>
          <table:table-cell office:value-type="string" table:style-name="ce3">
            <text:p>臺北市內湖區新明路324號</text:p>
          </table:table-cell>
          <table:table-cell office:value-type="string" table:style-name="ce3">
            <text:p>02 27917233</text:p>
          </table:table-cell>
          <table:table-cell office:value-type="float" office:value="308680.84399999998" table:style-name="ce4">
            <text:p>308680.844</text:p>
          </table:table-cell>
          <table:table-cell office:value-type="float" office:value="2772029.51" table:style-name="ce7">
            <text:p>2772029.510</text:p>
          </table:table-cell>
          <table:table-cell office:value-type="string" table:style-name="ce3">
            <text:p>No. 324, Xinming Rd., Neihu Dist., Taipei City 114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內湖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Neihu Police Station</text:p>
          </table:table-cell>
          <table:table-cell office:value-type="float" office:value="114" table:style-name="ce4">
            <text:p>114</text:p>
          </table:table-cell>
          <table:table-cell office:value-type="string" table:style-name="ce3">
            <text:p>臺北市內湖區內湖路2段261號</text:p>
          </table:table-cell>
          <table:table-cell office:value-type="string" table:style-name="ce3">
            <text:p>02 27931031</text:p>
          </table:table-cell>
          <table:table-cell office:value-type="float" office:value="309530.875" table:style-name="ce4">
            <text:p>309530.875</text:p>
          </table:table-cell>
          <table:table-cell office:value-type="float" office:value="2775000.6850000001" table:style-name="ce4">
            <text:p>2775000.685</text:p>
          </table:table-cell>
          <table:table-cell office:value-type="string" table:style-name="ce3">
            <text:p>No. 261, Sec. 2, Neihu Rd., Neihu Dist., Taipei City 114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康寧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Kangning Police Station</text:p>
          </table:table-cell>
          <table:table-cell office:value-type="float" office:value="114" table:style-name="ce4">
            <text:p>114</text:p>
          </table:table-cell>
          <table:table-cell office:value-type="string" table:style-name="ce3">
            <text:p>臺北市內湖區金湖路83號</text:p>
          </table:table-cell>
          <table:table-cell office:value-type="string" table:style-name="ce3">
            <text:p>02 87920061</text:p>
          </table:table-cell>
          <table:table-cell office:value-type="float" office:value="310275.99" table:style-name="ce7">
            <text:p>310275.990</text:p>
          </table:table-cell>
          <table:table-cell office:value-type="float" office:value="2774903.0490000001" table:style-name="ce4">
            <text:p>2774903.049</text:p>
          </table:table-cell>
          <table:table-cell office:value-type="string" table:style-name="ce3">
            <text:p>No. 83, Jinhu Rd., Neihu Dist., Taipei City 114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6">
            <text:p>北投分局</text:p>
          </table:table-cell>
          <table:table-cell office:value-type="string" table:style-name="ce3">
            <text:p>分局</text:p>
          </table:table-cell>
          <table:table-cell office:value-type="string" table:style-name="ce3">
            <text:p>Beitou Police Precinct</text:p>
          </table:table-cell>
          <table:table-cell office:value-type="float" office:value="112" table:style-name="ce4">
            <text:p>112</text:p>
          </table:table-cell>
          <table:table-cell office:value-type="string" table:style-name="ce3">
            <text:p>臺北市北投區中央北路1段1號</text:p>
          </table:table-cell>
          <table:table-cell office:value-type="string" table:style-name="ce3">
            <text:p>02 28914521</text:p>
          </table:table-cell>
          <table:table-cell office:value-type="float" office:value="300550.69900000002" table:style-name="ce4">
            <text:p>300550.699</text:p>
          </table:table-cell>
          <table:table-cell office:value-type="float" office:value="2780646.037" table:style-name="ce4">
            <text:p>2780646.037</text:p>
          </table:table-cell>
          <table:table-cell office:value-type="string" table:style-name="ce3">
            <text:p>No. 1, Sec. 1, Zhongyang N. Rd., Beitou Dist., Taipei City 112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永明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Yongming Police Station</text:p>
          </table:table-cell>
          <table:table-cell office:value-type="float" office:value="112" table:style-name="ce4">
            <text:p>112</text:p>
          </table:table-cell>
          <table:table-cell office:value-type="string" table:style-name="ce3">
            <text:p>臺北市北投區石牌路2段10號</text:p>
          </table:table-cell>
          <table:table-cell office:value-type="string" table:style-name="ce3">
            <text:p>02 28213110</text:p>
          </table:table-cell>
          <table:table-cell office:value-type="float" office:value="302092.54700000002" table:style-name="ce4">
            <text:p>302092.547</text:p>
          </table:table-cell>
          <table:table-cell office:value-type="float" office:value="2778930.8820000002" table:style-name="ce4">
            <text:p>2778930.882</text:p>
          </table:table-cell>
          <table:table-cell office:value-type="string" table:style-name="ce3">
            <text:p>No. 10, Sec. 2, Shipai Rd., Beitou Dist., Taipei City 112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竹子湖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Zhuzihu Police Station</text:p>
          </table:table-cell>
          <table:table-cell office:value-type="float" office:value="112" table:style-name="ce4">
            <text:p>112</text:p>
          </table:table-cell>
          <table:table-cell office:value-type="string" table:style-name="ce3">
            <text:p>臺北市北投區竹子湖路16號</text:p>
          </table:table-cell>
          <table:table-cell office:value-type="string" table:style-name="ce3">
            <text:p>02 28616082</text:p>
          </table:table-cell>
          <table:table-cell office:value-type="float" office:value="304459.69799999997" table:style-name="ce4">
            <text:p>304459.698</text:p>
          </table:table-cell>
          <table:table-cell office:value-type="float" office:value="2784438.128" table:style-name="ce4">
            <text:p>2784438.128</text:p>
          </table:table-cell>
          <table:table-cell office:value-type="string" table:style-name="ce3">
            <text:p>No. 16, Zhuzihu Rd., Beitou Dist., Taipei City 112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公園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Gongyuan Police Station</text:p>
          </table:table-cell>
          <table:table-cell office:value-type="float" office:value="112" table:style-name="ce4">
            <text:p>112</text:p>
          </table:table-cell>
          <table:table-cell office:value-type="string" table:style-name="ce3">
            <text:p>臺北市北投區紗帽路110號</text:p>
          </table:table-cell>
          <table:table-cell office:value-type="string" table:style-name="ce3">
            <text:p>02 28610145</text:p>
          </table:table-cell>
          <table:table-cell office:value-type="float" office:value="305310.549" table:style-name="ce4">
            <text:p>305310.549</text:p>
          </table:table-cell>
          <table:table-cell office:value-type="float" office:value="2782373.3930000002" table:style-name="ce4">
            <text:p>2782373.393</text:p>
          </table:table-cell>
          <table:table-cell office:value-type="string" table:style-name="ce3">
            <text:p>No. 110, Shamao Rd., Beitou Dist., Taipei City 112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關渡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Guandu Police Station</text:p>
          </table:table-cell>
          <table:table-cell office:value-type="float" office:value="112" table:style-name="ce4">
            <text:p>112</text:p>
          </table:table-cell>
          <table:table-cell office:value-type="string" table:style-name="ce3">
            <text:p>臺北市北投區大度路3段305號</text:p>
          </table:table-cell>
          <table:table-cell office:value-type="string" table:style-name="ce3">
            <text:p>02 28583864</text:p>
          </table:table-cell>
          <table:table-cell office:value-type="float" office:value="296988.11099999998" table:style-name="ce4">
            <text:p>296988.111</text:p>
          </table:table-cell>
          <table:table-cell office:value-type="float" office:value="2779481.3930000002" table:style-name="ce4">
            <text:p>2779481.393</text:p>
          </table:table-cell>
          <table:table-cell office:value-type="string" table:style-name="ce3">
            <text:p>No. 305, Sec. 3, Dadu Rd., Beitou Dist., Taipei City 112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石牌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Shipai Police Station</text:p>
          </table:table-cell>
          <table:table-cell office:value-type="float" office:value="112" table:style-name="ce4">
            <text:p>112</text:p>
          </table:table-cell>
          <table:table-cell office:value-type="string" table:style-name="ce3">
            <text:p>臺北市北投區文林北路296號</text:p>
          </table:table-cell>
          <table:table-cell office:value-type="string" table:style-name="ce3">
            <text:p>02 28231513</text:p>
          </table:table-cell>
          <table:table-cell office:value-type="float" office:value="301687.99200000003" table:style-name="ce4">
            <text:p>301687.992</text:p>
          </table:table-cell>
          <table:table-cell office:value-type="float" office:value="2778049.6979999999" table:style-name="ce4">
            <text:p>2778049.698</text:p>
          </table:table-cell>
          <table:table-cell office:value-type="string" table:style-name="ce3">
            <text:p>No. 296, Wenlin N. Rd., Beitou Dist., Taipei City 112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奇岩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Qiyan Police Station</text:p>
          </table:table-cell>
          <table:table-cell office:value-type="float" office:value="112" table:style-name="ce4">
            <text:p>112</text:p>
          </table:table-cell>
          <table:table-cell office:value-type="string" table:style-name="ce3">
            <text:p>臺北市北投區公館路209巷11號</text:p>
          </table:table-cell>
          <table:table-cell office:value-type="string" table:style-name="ce3">
            <text:p>02 28954410</text:p>
          </table:table-cell>
          <table:table-cell office:value-type="float" office:value="301220.09999999998" table:style-name="ce7">
            <text:p>301220.100</text:p>
          </table:table-cell>
          <table:table-cell office:value-type="float" office:value="2780014.1719999998" table:style-name="ce4">
            <text:p>2780014.172</text:p>
          </table:table-cell>
          <table:table-cell office:value-type="string" table:style-name="ce3">
            <text:p>No. 11, Ln. 209, Gongguan Rd., Beitou Dist., Taipei City 112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大屯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Datun Police Station</text:p>
          </table:table-cell>
          <table:table-cell office:value-type="float" office:value="112" table:style-name="ce4">
            <text:p>112</text:p>
          </table:table-cell>
          <table:table-cell office:value-type="string" table:style-name="ce3">
            <text:p>臺北市北投區中和街534號</text:p>
          </table:table-cell>
          <table:table-cell office:value-type="string" table:style-name="ce3">
            <text:p>02 28913971</text:p>
          </table:table-cell>
          <table:table-cell office:value-type="float" office:value="299731.94199999998" table:style-name="ce4">
            <text:p>299731.942</text:p>
          </table:table-cell>
          <table:table-cell office:value-type="float" office:value="2781991.73" table:style-name="ce7">
            <text:p>2781991.730</text:p>
          </table:table-cell>
          <table:table-cell office:value-type="string" table:style-name="ce3">
            <text:p>No. 534, Zhonghe St., Beitou Dist., Taipei City 112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光明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Guangming Police Station</text:p>
          </table:table-cell>
          <table:table-cell office:value-type="float" office:value="112" table:style-name="ce4">
            <text:p>112</text:p>
          </table:table-cell>
          <table:table-cell office:value-type="string" table:style-name="ce3">
            <text:p>臺北市北投區泉源路14號</text:p>
          </table:table-cell>
          <table:table-cell office:value-type="string" table:style-name="ce3">
            <text:p>02 28911647</text:p>
          </table:table-cell>
          <table:table-cell office:value-type="float" office:value="300839.96399999998" table:style-name="ce4">
            <text:p>300839.964</text:p>
          </table:table-cell>
          <table:table-cell office:value-type="float" office:value="2781085.7570000002" table:style-name="ce4">
            <text:p>2781085.757</text:p>
          </table:table-cell>
          <table:table-cell office:value-type="string" table:style-name="ce3">
            <text:p>No. 14, Quanyuan Rd., Beitou Dist., Taipei City 112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長安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Changan Police Station</text:p>
          </table:table-cell>
          <table:table-cell office:value-type="float" office:value="112" table:style-name="ce4">
            <text:p>112</text:p>
          </table:table-cell>
          <table:table-cell office:value-type="string" table:style-name="ce3">
            <text:p>臺北市北投區中央北路1段1號</text:p>
          </table:table-cell>
          <table:table-cell office:value-type="string" table:style-name="ce3">
            <text:p>02 28912029</text:p>
          </table:table-cell>
          <table:table-cell office:value-type="float" office:value="300550.69900000002" table:style-name="ce4">
            <text:p>300550.699</text:p>
          </table:table-cell>
          <table:table-cell office:value-type="float" office:value="2780646.037" table:style-name="ce4">
            <text:p>2780646.037</text:p>
          </table:table-cell>
          <table:table-cell office:value-type="string" table:style-name="ce3">
            <text:p>No. 1, Sec. 1, Zhongyang N. Rd., Beitou Dist., Taipei City 112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6">
            <text:p>士林分局</text:p>
          </table:table-cell>
          <table:table-cell office:value-type="string" table:style-name="ce3">
            <text:p>分局</text:p>
          </table:table-cell>
          <table:table-cell office:value-type="string" table:style-name="ce3">
            <text:p>Shilin Police Precinct</text:p>
          </table:table-cell>
          <table:table-cell office:value-type="float" office:value="111" table:style-name="ce4">
            <text:p>111</text:p>
          </table:table-cell>
          <table:table-cell office:value-type="string" table:style-name="ce3">
            <text:p>臺北市士林區文林路235號</text:p>
          </table:table-cell>
          <table:table-cell office:value-type="string" table:style-name="ce3">
            <text:p>02 28813856</text:p>
          </table:table-cell>
          <table:table-cell office:value-type="float" office:value="303126.777" table:style-name="ce4">
            <text:p>303126.777</text:p>
          </table:table-cell>
          <table:table-cell office:value-type="float" office:value="2775903.4569999999" table:style-name="ce4">
            <text:p>2775903.457</text:p>
          </table:table-cell>
          <table:table-cell office:value-type="string" table:style-name="ce3">
            <text:p>No. 235, Wenlin Rd., Shilin Dist., Taipei City 111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翠山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Cuishan Police Station</text:p>
          </table:table-cell>
          <table:table-cell office:value-type="float" office:value="111" table:style-name="ce4">
            <text:p>111</text:p>
          </table:table-cell>
          <table:table-cell office:value-type="string" table:style-name="ce3">
            <text:p>臺北市士林區中社路1段56號</text:p>
          </table:table-cell>
          <table:table-cell office:value-type="string" table:style-name="ce3">
            <text:p>02 28411423</text:p>
          </table:table-cell>
          <table:table-cell office:value-type="float" office:value="306504.93900000001" table:style-name="ce4">
            <text:p>306504.939</text:p>
          </table:table-cell>
          <table:table-cell office:value-type="float" office:value="2777871.446" table:style-name="ce4">
            <text:p>2777871.446</text:p>
          </table:table-cell>
          <table:table-cell office:value-type="string" table:style-name="ce3">
            <text:p>No. 56, Sec. 1, Zhongshe Rd., Shilin Dist., Taipei City 111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後港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Hougang Police Station</text:p>
          </table:table-cell>
          <table:table-cell office:value-type="float" office:value="111" table:style-name="ce4">
            <text:p>111</text:p>
          </table:table-cell>
          <table:table-cell office:value-type="string" table:style-name="ce3">
            <text:p>臺北市士林區福港街151號</text:p>
          </table:table-cell>
          <table:table-cell office:value-type="string" table:style-name="ce3">
            <text:p>02 28829373</text:p>
          </table:table-cell>
          <table:table-cell office:value-type="float" office:value="302255.56599999999" table:style-name="ce4">
            <text:p>302255.566</text:p>
          </table:table-cell>
          <table:table-cell office:value-type="float" office:value="2775560.4750000001" table:style-name="ce4">
            <text:p>2775560.475</text:p>
          </table:table-cell>
          <table:table-cell office:value-type="string" table:style-name="ce3">
            <text:p>No. 151, Fugang St., Shilin Dist., Taipei City 111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山仔后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Shanzaihou Police Station</text:p>
          </table:table-cell>
          <table:table-cell office:value-type="float" office:value="111" table:style-name="ce4">
            <text:p>111</text:p>
          </table:table-cell>
          <table:table-cell office:value-type="string" table:style-name="ce3">
            <text:p>臺北市士林區格致路39號</text:p>
          </table:table-cell>
          <table:table-cell office:value-type="string" table:style-name="ce3">
            <text:p>02 28611295</text:p>
          </table:table-cell>
          <table:table-cell office:value-type="float" office:value="305087.66800000001" table:style-name="ce4">
            <text:p>305087.668</text:p>
          </table:table-cell>
          <table:table-cell office:value-type="float" office:value="2781094.9890000001" table:style-name="ce4">
            <text:p>2781094.989</text:p>
          </table:table-cell>
          <table:table-cell office:value-type="string" table:style-name="ce3">
            <text:p>No. 39, Gezhi Rd., Shilin Dist., Taipei City 111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永福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Yongfu Police Station</text:p>
          </table:table-cell>
          <table:table-cell office:value-type="float" office:value="111" table:style-name="ce4">
            <text:p>111</text:p>
          </table:table-cell>
          <table:table-cell office:value-type="string" table:style-name="ce3">
            <text:p>臺北市士林區仰德大道2段2巷5號</text:p>
          </table:table-cell>
          <table:table-cell office:value-type="string" table:style-name="ce3">
            <text:p>02 28616353</text:p>
          </table:table-cell>
          <table:table-cell office:value-type="float" office:value="304510.92499999999" table:style-name="ce4">
            <text:p>304510.925</text:p>
          </table:table-cell>
          <table:table-cell office:value-type="float" office:value="2777162.93" table:style-name="ce7">
            <text:p>2777162.930</text:p>
          </table:table-cell>
          <table:table-cell office:value-type="string" table:style-name="ce3">
            <text:p>No. 5, Ln. 2, Sec. 2, Yangde Blvd., Shilin Dist., Taipei City 111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溪山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Xishan Police Station</text:p>
          </table:table-cell>
          <table:table-cell office:value-type="float" office:value="111" table:style-name="ce4">
            <text:p>111</text:p>
          </table:table-cell>
          <table:table-cell office:value-type="string" table:style-name="ce3">
            <text:p>臺北市士林區至善路3段263號</text:p>
          </table:table-cell>
          <table:table-cell office:value-type="string" table:style-name="ce3">
            <text:p>02 28411110</text:p>
          </table:table-cell>
          <table:table-cell office:value-type="float" office:value="308948.538" table:style-name="ce4">
            <text:p>308948.538</text:p>
          </table:table-cell>
          <table:table-cell office:value-type="float" office:value="2779165.0669999998" table:style-name="ce4">
            <text:p>2779165.067</text:p>
          </table:table-cell>
          <table:table-cell office:value-type="string" table:style-name="ce3">
            <text:p>No. 263, Sec. 3, Zhishan Rd., Shilin Dist., Taipei City 111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芝山岩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Zhishanyan Police Station</text:p>
          </table:table-cell>
          <table:table-cell office:value-type="float" office:value="111" table:style-name="ce4">
            <text:p>111</text:p>
          </table:table-cell>
          <table:table-cell office:value-type="string" table:style-name="ce3">
            <text:p>臺北市士林區仰德大道1段16號</text:p>
          </table:table-cell>
          <table:table-cell office:value-type="string" table:style-name="ce3">
            <text:p>02 28813194</text:p>
          </table:table-cell>
          <table:table-cell office:value-type="float" office:value="304249.19" table:style-name="ce7">
            <text:p>304249.190</text:p>
          </table:table-cell>
          <table:table-cell office:value-type="float" office:value="2777087.0049999999" table:style-name="ce4">
            <text:p>2777087.005</text:p>
          </table:table-cell>
          <table:table-cell office:value-type="string" table:style-name="ce3">
            <text:p>No. 16, Sec. 1, Yangde Blvd., Shilin Dist., Taipei City 111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天母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Tianmu Police Station</text:p>
          </table:table-cell>
          <table:table-cell office:value-type="float" office:value="111" table:style-name="ce4">
            <text:p>111</text:p>
          </table:table-cell>
          <table:table-cell office:value-type="string" table:style-name="ce3">
            <text:p>臺北市士林區中山北路7段192號</text:p>
          </table:table-cell>
          <table:table-cell office:value-type="string" table:style-name="ce3">
            <text:p>02 28714110</text:p>
          </table:table-cell>
          <table:table-cell office:value-type="float" office:value="303743.179" table:style-name="ce4">
            <text:p>303743.179</text:p>
          </table:table-cell>
          <table:table-cell office:value-type="float" office:value="2779741.0019999999" table:style-name="ce4">
            <text:p>2779741.002</text:p>
          </table:table-cell>
          <table:table-cell office:value-type="string" table:style-name="ce3">
            <text:p>No. 192, Sec. 7, Zhongshan N. Rd., Shilin Dist., Taipei City 111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蘭雅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Lanya Police Station</text:p>
          </table:table-cell>
          <table:table-cell office:value-type="float" office:value="111" table:style-name="ce4">
            <text:p>111</text:p>
          </table:table-cell>
          <table:table-cell office:value-type="string" table:style-name="ce3">
            <text:p>臺北市士林區中山北路6段153號1樓</text:p>
          </table:table-cell>
          <table:table-cell office:value-type="string" table:style-name="ce3">
            <text:p>02 28315001</text:p>
          </table:table-cell>
          <table:table-cell office:value-type="float" office:value="302922.114" table:style-name="ce4">
            <text:p>302922.114</text:p>
          </table:table-cell>
          <table:table-cell office:value-type="float" office:value="2777694.3319999999" table:style-name="ce4">
            <text:p>2777694.332</text:p>
          </table:table-cell>
          <table:table-cell office:value-type="string" table:style-name="ce3">
            <text:p>1F., No. 153, Sec. 6, Zhongshan N. Rd., Shilin Dist., Taipei City 111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社子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Shezi Police Station</text:p>
          </table:table-cell>
          <table:table-cell office:value-type="float" office:value="111" table:style-name="ce4">
            <text:p>111</text:p>
          </table:table-cell>
          <table:table-cell office:value-type="string" table:style-name="ce3">
            <text:p>臺北市士林區延平北路6段237號</text:p>
          </table:table-cell>
          <table:table-cell office:value-type="string" table:style-name="ce3">
            <text:p>02 28122720</text:p>
          </table:table-cell>
          <table:table-cell office:value-type="float" office:value="300897.09700000001" table:style-name="ce4">
            <text:p>300897.097</text:p>
          </table:table-cell>
          <table:table-cell office:value-type="float" office:value="2775754.4939999999" table:style-name="ce4">
            <text:p>2775754.494</text:p>
          </table:table-cell>
          <table:table-cell office:value-type="string" table:style-name="ce3">
            <text:p>No. 237, Sec. 6, Yanping N. Rd., Shilin Dist., Taipei City 111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文林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Wenlin Police Station</text:p>
          </table:table-cell>
          <table:table-cell office:value-type="float" office:value="111" table:style-name="ce4">
            <text:p>111</text:p>
          </table:table-cell>
          <table:table-cell office:value-type="string" table:style-name="ce3">
            <text:p>臺北市士林區文林路235號</text:p>
          </table:table-cell>
          <table:table-cell office:value-type="string" table:style-name="ce3">
            <text:p>02 28812211</text:p>
          </table:table-cell>
          <table:table-cell office:value-type="float" office:value="303126.777" table:style-name="ce4">
            <text:p>303126.777</text:p>
          </table:table-cell>
          <table:table-cell office:value-type="float" office:value="2775903.4569999999" table:style-name="ce4">
            <text:p>2775903.457</text:p>
          </table:table-cell>
          <table:table-cell office:value-type="string" table:style-name="ce3">
            <text:p>No. 235, Wenlin Rd., Shilin Dist., Taipei City 111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6">
            <text:p>信義分局</text:p>
          </table:table-cell>
          <table:table-cell office:value-type="string" table:style-name="ce3">
            <text:p>分局</text:p>
          </table:table-cell>
          <table:table-cell office:value-type="string" table:style-name="ce3">
            <text:p>Xinyi Police Precinct</text:p>
          </table:table-cell>
          <table:table-cell office:value-type="float" office:value="110" table:style-name="ce4">
            <text:p>110</text:p>
          </table:table-cell>
          <table:table-cell office:value-type="string" table:style-name="ce3">
            <text:p>臺北市信義區信義路5段17號</text:p>
          </table:table-cell>
          <table:table-cell office:value-type="string" table:style-name="ce3">
            <text:p>02 27234739</text:p>
          </table:table-cell>
          <table:table-cell office:value-type="float" office:value="307289.554" table:style-name="ce4">
            <text:p>307289.554</text:p>
          </table:table-cell>
          <table:table-cell office:value-type="float" office:value="2769571.53" table:style-name="ce7">
            <text:p>2769571.530</text:p>
          </table:table-cell>
          <table:table-cell office:value-type="string" table:style-name="ce3">
            <text:p>No. 17, Sec. 5, Xinyi Rd., Xinyi Dist., Taipei City 110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六張犁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Liuzhangli Police Station</text:p>
          </table:table-cell>
          <table:table-cell office:value-type="float" office:value="110" table:style-name="ce4">
            <text:p>110</text:p>
          </table:table-cell>
          <table:table-cell office:value-type="string" table:style-name="ce3">
            <text:p>臺北市信義區嘉興街301號</text:p>
          </table:table-cell>
          <table:table-cell office:value-type="string" table:style-name="ce3">
            <text:p>02 27355068</text:p>
          </table:table-cell>
          <table:table-cell office:value-type="float" office:value="306031.60800000001" table:style-name="ce4">
            <text:p>306031.608</text:p>
          </table:table-cell>
          <table:table-cell office:value-type="float" office:value="2768514.577" table:style-name="ce4">
            <text:p>2768514.577</text:p>
          </table:table-cell>
          <table:table-cell office:value-type="string" table:style-name="ce3">
            <text:p>No. 301, Jiaxing St., Xinyi Dist., Taipei City 110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吳興街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Wuxingjie St. Police Station</text:p>
          </table:table-cell>
          <table:table-cell office:value-type="float" office:value="110" table:style-name="ce4">
            <text:p>110</text:p>
          </table:table-cell>
          <table:table-cell office:value-type="string" table:style-name="ce3">
            <text:p>臺北市信義區吳興街262號</text:p>
          </table:table-cell>
          <table:table-cell office:value-type="string" table:style-name="ce3">
            <text:p>02 27398997</text:p>
          </table:table-cell>
          <table:table-cell office:value-type="float" office:value="306918.3" table:style-name="ce7">
            <text:p>306918.300</text:p>
          </table:table-cell>
          <table:table-cell office:value-type="float" office:value="2768839.1340000001" table:style-name="ce4">
            <text:p>2768839.134</text:p>
          </table:table-cell>
          <table:table-cell office:value-type="string" table:style-name="ce3">
            <text:p>No. 262, Wuxing St., Xinyi Dist., Taipei City 110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福德街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Fudejie St. Police Station</text:p>
          </table:table-cell>
          <table:table-cell office:value-type="float" office:value="110" table:style-name="ce4">
            <text:p>110</text:p>
          </table:table-cell>
          <table:table-cell office:value-type="string" table:style-name="ce3">
            <text:p>臺北市信義區福德街86號</text:p>
          </table:table-cell>
          <table:table-cell office:value-type="string" table:style-name="ce3">
            <text:p>02 27273424</text:p>
          </table:table-cell>
          <table:table-cell office:value-type="float" office:value="308727.05499999999" table:style-name="ce4">
            <text:p>308727.055</text:p>
          </table:table-cell>
          <table:table-cell office:value-type="float" office:value="2770082.2930000001" table:style-name="ce4">
            <text:p>2770082.293</text:p>
          </table:table-cell>
          <table:table-cell office:value-type="string" table:style-name="ce3">
            <text:p>No. 86, Songde Rd., Xinyi Dist., Taipei City 110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五分埔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Wufenpu Police Station</text:p>
          </table:table-cell>
          <table:table-cell office:value-type="float" office:value="110" table:style-name="ce4">
            <text:p>110</text:p>
          </table:table-cell>
          <table:table-cell office:value-type="string" table:style-name="ce3">
            <text:p>臺北市信義區永吉路333號</text:p>
          </table:table-cell>
          <table:table-cell office:value-type="string" table:style-name="ce3">
            <text:p>02 27653349</text:p>
          </table:table-cell>
          <table:table-cell office:value-type="float" office:value="308106.83100000001" table:style-name="ce4">
            <text:p>308106.831</text:p>
          </table:table-cell>
          <table:table-cell office:value-type="float" office:value="2770960.9109999998" table:style-name="ce4">
            <text:p>2770960.911</text:p>
          </table:table-cell>
          <table:table-cell office:value-type="string" table:style-name="ce3">
            <text:p>No. 333, Yongji Rd., Xinyi Dist., Taipei City 110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三張犁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Sanchangli Police Station</text:p>
          </table:table-cell>
          <table:table-cell office:value-type="float" office:value="110" table:style-name="ce4">
            <text:p>110</text:p>
          </table:table-cell>
          <table:table-cell office:value-type="string" table:style-name="ce3">
            <text:p>臺北市信義區信義路5段17號</text:p>
          </table:table-cell>
          <table:table-cell office:value-type="string" table:style-name="ce3">
            <text:p>02 27295561</text:p>
          </table:table-cell>
          <table:table-cell office:value-type="float" office:value="307289.554" table:style-name="ce4">
            <text:p>307289.554</text:p>
          </table:table-cell>
          <table:table-cell office:value-type="float" office:value="2769571.53" table:style-name="ce7">
            <text:p>2769571.530</text:p>
          </table:table-cell>
          <table:table-cell office:value-type="string" table:style-name="ce3">
            <text:p>No. 17, Sec. 5, Xinyi Rd., Xinyi Dist., Taipei City 110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6">
            <text:p>松山分局</text:p>
          </table:table-cell>
          <table:table-cell office:value-type="string" table:style-name="ce3">
            <text:p>分局</text:p>
          </table:table-cell>
          <table:table-cell office:value-type="string" table:style-name="ce3">
            <text:p>Songshan Police Precinct</text:p>
          </table:table-cell>
          <table:table-cell office:value-type="float" office:value="105" table:style-name="ce4">
            <text:p>105</text:p>
          </table:table-cell>
          <table:table-cell office:value-type="string" table:style-name="ce3">
            <text:p>臺北市南京東路3段340號</text:p>
          </table:table-cell>
          <table:table-cell office:value-type="string" table:style-name="ce3">
            <text:p>02 27782081</text:p>
          </table:table-cell>
          <table:table-cell office:value-type="float" office:value="305289.33299999998" table:style-name="ce4">
            <text:p>305289.333</text:p>
          </table:table-cell>
          <table:table-cell office:value-type="float" office:value="2771573.9419999998" table:style-name="ce4">
            <text:p>2771573.942</text:p>
          </table:table-cell>
          <table:table-cell office:value-type="string" table:style-name="ce3">
            <text:p>No. 340, Sec. 3, Nanjing E. Rd., Songshan Dist., Taipei City 105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民有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Minyou Police Station</text:p>
          </table:table-cell>
          <table:table-cell office:value-type="float" office:value="105" table:style-name="ce4">
            <text:p>105</text:p>
          </table:table-cell>
          <table:table-cell office:value-type="string" table:style-name="ce3">
            <text:p>臺北市松山區民權東路3段162號</text:p>
          </table:table-cell>
          <table:table-cell office:value-type="string" table:style-name="ce3">
            <text:p>02 27123638</text:p>
          </table:table-cell>
          <table:table-cell office:value-type="float" office:value="305295.74599999998" table:style-name="ce4">
            <text:p>305295.746</text:p>
          </table:table-cell>
          <table:table-cell office:value-type="float" office:value="2772730.827" table:style-name="ce4">
            <text:p>2772730.827</text:p>
          </table:table-cell>
          <table:table-cell office:value-type="string" table:style-name="ce3">
            <text:p>No. 162, Sec. 3, Minquan E. Rd., Songshan Dist., Taipei City 105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三民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Sanmin Police Station</text:p>
          </table:table-cell>
          <table:table-cell office:value-type="float" office:value="105" table:style-name="ce4">
            <text:p>105</text:p>
          </table:table-cell>
          <table:table-cell office:value-type="string" table:style-name="ce3">
            <text:p>臺北市松山區三民里民生東路5段163之1號</text:p>
          </table:table-cell>
          <table:table-cell office:value-type="string" table:style-name="ce3">
            <text:p>02 27621708</text:p>
          </table:table-cell>
          <table:table-cell office:value-type="float" office:value="306793.12400000001" table:style-name="ce4">
            <text:p>306793.124</text:p>
          </table:table-cell>
          <table:table-cell office:value-type="float" office:value="2772462.4929999998" table:style-name="ce4">
            <text:p>2772462.493</text:p>
          </table:table-cell>
          <table:table-cell office:value-type="string" table:style-name="ce3">
            <text:p>No. 163-1, Sec. 5, Minsheng E. Rd., Songshan Dist., Taipei City 105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東社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Dongshe Police Station</text:p>
          </table:table-cell>
          <table:table-cell office:value-type="float" office:value="105" table:style-name="ce4">
            <text:p>105</text:p>
          </table:table-cell>
          <table:table-cell office:value-type="string" table:style-name="ce3">
            <text:p>臺北市松山區精忠里敦化北路199巷5之1號</text:p>
          </table:table-cell>
          <table:table-cell office:value-type="string" table:style-name="ce3">
            <text:p>02 27135253</text:p>
          </table:table-cell>
          <table:table-cell office:value-type="float" office:value="305634.59100000001" table:style-name="ce4">
            <text:p>305634.591</text:p>
          </table:table-cell>
          <table:table-cell office:value-type="float" office:value="2772175.8169999998" table:style-name="ce4">
            <text:p>2772175.817</text:p>
          </table:table-cell>
          <table:table-cell office:value-type="string" table:style-name="ce3">
            <text:p>No. 5-1, Ln. 199, Dunhua N. Rd., Songshan Dist., Taipei City 105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中崙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Zhonglun Police Station</text:p>
          </table:table-cell>
          <table:table-cell office:value-type="float" office:value="105" table:style-name="ce4">
            <text:p>105</text:p>
          </table:table-cell>
          <table:table-cell office:value-type="string" table:style-name="ce3">
            <text:p>臺北市松山區長安東路2段229之1號</text:p>
          </table:table-cell>
          <table:table-cell office:value-type="string" table:style-name="ce3">
            <text:p>02 27711239</text:p>
          </table:table-cell>
          <table:table-cell office:value-type="float" office:value="305008.33" table:style-name="ce7">
            <text:p>305008.330</text:p>
          </table:table-cell>
          <table:table-cell office:value-type="float" office:value="2771245.821" table:style-name="ce4">
            <text:p>2771245.821</text:p>
          </table:table-cell>
          <table:table-cell office:value-type="string" table:style-name="ce3">
            <text:p>No. 229-1, Sec. 2, Changan E. Rd., Songshan Dist., Taipei City 105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松山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Songshan Police Station</text:p>
          </table:table-cell>
          <table:table-cell office:value-type="float" office:value="105" table:style-name="ce4">
            <text:p>105</text:p>
          </table:table-cell>
          <table:table-cell office:value-type="string" table:style-name="ce3">
            <text:p>臺北市松山區八德路4段692號</text:p>
          </table:table-cell>
          <table:table-cell office:value-type="string" table:style-name="ce3">
            <text:p>02 27670446</text:p>
          </table:table-cell>
          <table:table-cell office:value-type="float" office:value="308244.81199999998" table:style-name="ce4">
            <text:p>308244.812</text:p>
          </table:table-cell>
          <table:table-cell office:value-type="float" office:value="2771424.62" table:style-name="ce7">
            <text:p>2771424.620</text:p>
          </table:table-cell>
          <table:table-cell office:value-type="string" table:style-name="ce3">
            <text:p>No. 692, Sec. 4, Bade Rd., Songshan Dist., Taipei City 105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6">
            <text:p>大同分局</text:p>
          </table:table-cell>
          <table:table-cell office:value-type="string" table:style-name="ce3">
            <text:p>分局</text:p>
          </table:table-cell>
          <table:table-cell office:value-type="string" table:style-name="ce3">
            <text:p>Datong Police Precinct</text:p>
          </table:table-cell>
          <table:table-cell office:value-type="float" office:value="103" table:style-name="ce4">
            <text:p>103</text:p>
          </table:table-cell>
          <table:table-cell office:value-type="string" table:style-name="ce3">
            <text:p>臺北市大同區錦西街200號</text:p>
          </table:table-cell>
          <table:table-cell office:value-type="string" table:style-name="ce3">
            <text:p>02 25577262</text:p>
          </table:table-cell>
          <table:table-cell office:value-type="float" office:value="301959.58399999997" table:style-name="ce4">
            <text:p>301959.584</text:p>
          </table:table-cell>
          <table:table-cell office:value-type="float" office:value="2772467.7140000002" table:style-name="ce4">
            <text:p>2772467.714</text:p>
          </table:table-cell>
          <table:table-cell office:value-type="string" table:style-name="ce3">
            <text:p>No. 200, Jinxi St., Datong Dist., Taipei City 103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建成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Jiancheng Police Station</text:p>
          </table:table-cell>
          <table:table-cell office:value-type="float" office:value="103" table:style-name="ce4">
            <text:p>103</text:p>
          </table:table-cell>
          <table:table-cell office:value-type="string" table:style-name="ce3">
            <text:p>臺北市大同區承德路1段80號</text:p>
          </table:table-cell>
          <table:table-cell office:value-type="string" table:style-name="ce3">
            <text:p>02 25585463</text:p>
          </table:table-cell>
          <table:table-cell office:value-type="float" office:value="302199.74200000003" table:style-name="ce4">
            <text:p>302199.742</text:p>
          </table:table-cell>
          <table:table-cell office:value-type="float" office:value="2771722.1710000001" table:style-name="ce4">
            <text:p>2771722.171</text:p>
          </table:table-cell>
          <table:table-cell office:value-type="string" table:style-name="ce3">
            <text:p>No. 80, Sec. 1, Chengde Rd., Datong Dist., Taipei City 103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民生西路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Minsheng Rd. Police Station</text:p>
          </table:table-cell>
          <table:table-cell office:value-type="float" office:value="103" table:style-name="ce4">
            <text:p>103</text:p>
          </table:table-cell>
          <table:table-cell office:value-type="string" table:style-name="ce3">
            <text:p>臺北市大同區保安街47之1號</text:p>
          </table:table-cell>
          <table:table-cell office:value-type="string" table:style-name="ce3">
            <text:p>02 25538587</text:p>
          </table:table-cell>
          <table:table-cell office:value-type="float" office:value="301664.47700000001" table:style-name="ce4">
            <text:p>301664.477</text:p>
          </table:table-cell>
          <table:table-cell office:value-type="float" office:value="2772437.9049999998" table:style-name="ce4">
            <text:p>2772437.905</text:p>
          </table:table-cell>
          <table:table-cell office:value-type="string" table:style-name="ce3">
            <text:p>No. 47-1, Baoan St., Datong Dist., Taipei City 103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延平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Yanping Police Station</text:p>
          </table:table-cell>
          <table:table-cell office:value-type="float" office:value="103" table:style-name="ce4">
            <text:p>103</text:p>
          </table:table-cell>
          <table:table-cell office:value-type="string" table:style-name="ce3">
            <text:p>臺北市大同區延平北路1段86號</text:p>
          </table:table-cell>
          <table:table-cell office:value-type="string" table:style-name="ce3">
            <text:p>02 25564340</text:p>
          </table:table-cell>
          <table:table-cell office:value-type="float" office:value="301633.31800000003" table:style-name="ce4">
            <text:p>301633.318</text:p>
          </table:table-cell>
          <table:table-cell office:value-type="float" office:value="2771659.76" table:style-name="ce7">
            <text:p>2771659.760</text:p>
          </table:table-cell>
          <table:table-cell office:value-type="string" table:style-name="ce3">
            <text:p>No. 86, Sec. 1, Yanping N. Rd., Datong Dist., Taipei City 103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重慶北路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Chongqing N. Rd. Police Station</text:p>
          </table:table-cell>
          <table:table-cell office:value-type="float" office:value="103" table:style-name="ce4">
            <text:p>103</text:p>
          </table:table-cell>
          <table:table-cell office:value-type="string" table:style-name="ce3">
            <text:p>臺北市大同區重慶北路3段320之2號</text:p>
          </table:table-cell>
          <table:table-cell office:value-type="string" table:style-name="ce3">
            <text:p>02 25944741</text:p>
          </table:table-cell>
          <table:table-cell office:value-type="float" office:value="301806.47100000002" table:style-name="ce4">
            <text:p>301806.471</text:p>
          </table:table-cell>
          <table:table-cell office:value-type="float" office:value="2774235.6430000002" table:style-name="ce4">
            <text:p>2774235.643</text:p>
          </table:table-cell>
          <table:table-cell office:value-type="string" table:style-name="ce3">
            <text:p>No. 320-2, Sec. 3, Chongqing N. Rd., Datong Dist., Taipei City 103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寧夏路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Ningxia Rd. Police Station</text:p>
          </table:table-cell>
          <table:table-cell office:value-type="float" office:value="103" table:style-name="ce4">
            <text:p>103</text:p>
          </table:table-cell>
          <table:table-cell office:value-type="string" table:style-name="ce3">
            <text:p>臺北市大同區錦西街200號</text:p>
          </table:table-cell>
          <table:table-cell office:value-type="string" table:style-name="ce3">
            <text:p>02 25575011</text:p>
          </table:table-cell>
          <table:table-cell office:value-type="float" office:value="301959.58399999997" table:style-name="ce4">
            <text:p>301959.584</text:p>
          </table:table-cell>
          <table:table-cell office:value-type="float" office:value="2772467.7140000002" table:style-name="ce4">
            <text:p>2772467.714</text:p>
          </table:table-cell>
          <table:table-cell office:value-type="string" table:style-name="ce3">
            <text:p>No. 200, Jinxi St., Datong Dist., Taipei City 103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民族路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Minzu Rd. Police Station</text:p>
          </table:table-cell>
          <table:table-cell office:value-type="float" office:value="103" table:style-name="ce4">
            <text:p>103</text:p>
          </table:table-cell>
          <table:table-cell office:value-type="string" table:style-name="ce3">
            <text:p>臺北市大同區重慶北路3段168號</text:p>
          </table:table-cell>
          <table:table-cell office:value-type="string" table:style-name="ce3">
            <text:p>02 25926204</text:p>
          </table:table-cell>
          <table:table-cell office:value-type="float" office:value="301806.95500000002" table:style-name="ce4">
            <text:p>301806.955</text:p>
          </table:table-cell>
          <table:table-cell office:value-type="float" office:value="2773497.2689999999" table:style-name="ce4">
            <text:p>2773497.269</text:p>
          </table:table-cell>
          <table:table-cell office:value-type="string" table:style-name="ce3">
            <text:p>No. 168, Sec. 3, Chongqing N. Rd., Datong Dist., Taipei City 103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6">
            <text:p>萬華分局</text:p>
          </table:table-cell>
          <table:table-cell office:value-type="string" table:style-name="ce3">
            <text:p>分局</text:p>
          </table:table-cell>
          <table:table-cell office:value-type="string" table:style-name="ce3">
            <text:p>Wanhua Police Precinct</text:p>
          </table:table-cell>
          <table:table-cell office:value-type="float" office:value="108" table:style-name="ce4">
            <text:p>108</text:p>
          </table:table-cell>
          <table:table-cell office:value-type="string" table:style-name="ce3">
            <text:p>臺北市萬華區康定路22號</text:p>
          </table:table-cell>
          <table:table-cell office:value-type="string" table:style-name="ce3">
            <text:p>02 23140364</text:p>
          </table:table-cell>
          <table:table-cell office:value-type="float" office:value="300743.37699999998" table:style-name="ce4">
            <text:p>300743.377</text:p>
          </table:table-cell>
          <table:table-cell office:value-type="float" office:value="2770870.0890000002" table:style-name="ce4">
            <text:p>2770870.089</text:p>
          </table:table-cell>
          <table:table-cell office:value-type="string" table:style-name="ce3">
            <text:p>No. 22, Kangding Rd., Wanhua Dist., Taipei City 108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青年路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Qingnian Rd. Police Station</text:p>
          </table:table-cell>
          <table:table-cell office:value-type="float" office:value="108" table:style-name="ce4">
            <text:p>108</text:p>
          </table:table-cell>
          <table:table-cell office:value-type="string" table:style-name="ce3">
            <text:p>臺北市萬華區萬大路423巷112號</text:p>
          </table:table-cell>
          <table:table-cell office:value-type="string" table:style-name="ce3">
            <text:p>02 23054219</text:p>
          </table:table-cell>
          <table:table-cell office:value-type="float" office:value="300678.837" table:style-name="ce4">
            <text:p>300678.837</text:p>
          </table:table-cell>
          <table:table-cell office:value-type="float" office:value="2768301.7259999998" table:style-name="ce4">
            <text:p>2768301.726</text:p>
          </table:table-cell>
          <table:table-cell office:value-type="string" table:style-name="ce3">
            <text:p>No. 112, Ln. 423, Wanda Rd., Wanhua Dist., Taipei City 108, Taiwan (R.O.C.)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臺北市</text:p>
          </table:table-cell>
          <table:table-cell office:value-type="string" table:style-name="ce9">
            <text:p>東園街派出所</text:p>
          </table:table-cell>
          <table:table-cell office:value-type="string" table:style-name="ce9">
            <text:p>派出所</text:p>
          </table:table-cell>
          <table:table-cell office:value-type="string" table:style-name="ce9">
            <text:p>Dongyuan St. Police Station</text:p>
          </table:table-cell>
          <table:table-cell office:value-type="float" office:value="108" table:style-name="ce10">
            <text:p>108</text:p>
          </table:table-cell>
          <table:table-cell office:value-type="string" table:style-name="ce9">
            <text:p>臺北市萬華區萬大路424巷85號</text:p>
          </table:table-cell>
          <table:table-cell office:value-type="string" table:style-name="ce9">
            <text:p>02 23033247</text:p>
          </table:table-cell>
          <table:table-cell office:value-type="float" office:value="300037.15000000002" table:style-name="ce10">
            <text:p>300037.15</text:p>
          </table:table-cell>
          <table:table-cell office:value-type="float" office:value="2768218.946" table:style-name="ce10">
            <text:p>2768218.946</text:p>
          </table:table-cell>
          <table:table-cell office:value-type="string" table:style-name="ce9">
            <text:p>No. 85, Aly. 424, Wanda Rd., Wanhua Dist., Taipei City 108, Taiwan (R.O.C.)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西園路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Xiyuan Rd. Police Station</text:p>
          </table:table-cell>
          <table:table-cell office:value-type="float" office:value="108" table:style-name="ce4">
            <text:p>108</text:p>
          </table:table-cell>
          <table:table-cell office:value-type="string" table:style-name="ce3">
            <text:p>臺北市萬華區東園街17號</text:p>
          </table:table-cell>
          <table:table-cell office:value-type="string" table:style-name="ce3">
            <text:p>02 23032943</text:p>
          </table:table-cell>
          <table:table-cell office:value-type="float" office:value="300017.27100000001" table:style-name="ce4">
            <text:p>300017.271</text:p>
          </table:table-cell>
          <table:table-cell office:value-type="float" office:value="2768990.25" table:style-name="ce7">
            <text:p>2768990.250</text:p>
          </table:table-cell>
          <table:table-cell office:value-type="string" table:style-name="ce3">
            <text:p>No. 17, Dongyuan St., Wanhua Dist., Taipei City 108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莒光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Juguang Police Station</text:p>
          </table:table-cell>
          <table:table-cell office:value-type="float" office:value="108" table:style-name="ce4">
            <text:p>108</text:p>
          </table:table-cell>
          <table:table-cell office:value-type="string" table:style-name="ce3">
            <text:p>臺北市萬華區莒光路171號</text:p>
          </table:table-cell>
          <table:table-cell office:value-type="string" table:style-name="ce3">
            <text:p>02 23064987</text:p>
          </table:table-cell>
          <table:table-cell office:value-type="float" office:value="300730.37800000003" table:style-name="ce4">
            <text:p>300730.378</text:p>
          </table:table-cell>
          <table:table-cell office:value-type="float" office:value="2769316.3169999998" table:style-name="ce4">
            <text:p>2769316.317</text:p>
          </table:table-cell>
          <table:table-cell office:value-type="string" table:style-name="ce3">
            <text:p>No. 171, Juguang Rd., Wanhua Dist., Taipei City 108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華江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Huajiang Police Station</text:p>
          </table:table-cell>
          <table:table-cell office:value-type="float" office:value="108" table:style-name="ce4">
            <text:p>108</text:p>
          </table:table-cell>
          <table:table-cell office:value-type="string" table:style-name="ce3">
            <text:p>臺北市萬華區環河南路2段196號</text:p>
          </table:table-cell>
          <table:table-cell office:value-type="string" table:style-name="ce3">
            <text:p>02 23061531</text:p>
          </table:table-cell>
          <table:table-cell office:value-type="float" office:value="299775.25099999999" table:style-name="ce4">
            <text:p>299775.251</text:p>
          </table:table-cell>
          <table:table-cell office:value-type="float" office:value="2769686.42" table:style-name="ce7">
            <text:p>2769686.420</text:p>
          </table:table-cell>
          <table:table-cell office:value-type="string" table:style-name="ce3">
            <text:p>No. 196, Sec. 2, Huanhe S. Rd., Wanhua Dist., Taipei City 108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大理街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Dali St. Police Station</text:p>
          </table:table-cell>
          <table:table-cell office:value-type="float" office:value="108" table:style-name="ce4">
            <text:p>108</text:p>
          </table:table-cell>
          <table:table-cell office:value-type="string" table:style-name="ce3">
            <text:p>臺北市萬華區大理街99號</text:p>
          </table:table-cell>
          <table:table-cell office:value-type="string" table:style-name="ce3">
            <text:p>02 23063468</text:p>
          </table:table-cell>
          <table:table-cell office:value-type="float" office:value="300281.56400000001" table:style-name="ce4">
            <text:p>300281.564</text:p>
          </table:table-cell>
          <table:table-cell office:value-type="float" office:value="2769681.074" table:style-name="ce4">
            <text:p>2769681.074</text:p>
          </table:table-cell>
          <table:table-cell office:value-type="string" table:style-name="ce3">
            <text:p>No. 99, Dali St., Wanhua Dist., Taipei City 108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康定路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Kangding Rd. Police Station</text:p>
          </table:table-cell>
          <table:table-cell office:value-type="float" office:value="108" table:style-name="ce4">
            <text:p>108</text:p>
          </table:table-cell>
          <table:table-cell office:value-type="string" table:style-name="ce3">
            <text:p>臺北市萬華區和平西路3段112號</text:p>
          </table:table-cell>
          <table:table-cell office:value-type="string" table:style-name="ce3">
            <text:p>02 23064226</text:p>
          </table:table-cell>
          <table:table-cell office:value-type="float" office:value="300496.53000000003" table:style-name="ce7">
            <text:p>300496.530</text:p>
          </table:table-cell>
          <table:table-cell office:value-type="float" office:value="2769758.8489999999" table:style-name="ce4">
            <text:p>2769758.849</text:p>
          </table:table-cell>
          <table:table-cell office:value-type="string" table:style-name="ce3">
            <text:p>No. 112, Sec. 3, Heping W. Rd., Wanhua Dist., Taipei City 108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龍山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Longshan Police Station</text:p>
          </table:table-cell>
          <table:table-cell office:value-type="float" office:value="108" table:style-name="ce4">
            <text:p>108</text:p>
          </table:table-cell>
          <table:table-cell office:value-type="string" table:style-name="ce3">
            <text:p>臺北市萬華區桂林路135號</text:p>
          </table:table-cell>
          <table:table-cell office:value-type="string" table:style-name="ce3">
            <text:p>02 23314823</text:p>
          </table:table-cell>
          <table:table-cell office:value-type="float" office:value="300415.37699999998" table:style-name="ce4">
            <text:p>300415.377</text:p>
          </table:table-cell>
          <table:table-cell office:value-type="float" office:value="2770146.122" table:style-name="ce4">
            <text:p>2770146.122</text:p>
          </table:table-cell>
          <table:table-cell office:value-type="string" table:style-name="ce3">
            <text:p>No. 135, Guilin Rd., Wanhua Dist., Taipei City 108, Taiwan (R.O.C.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臺北市</text:p>
          </table:table-cell>
          <table:table-cell office:value-type="string" table:style-name="ce3">
            <text:p>西門町派出所</text:p>
          </table:table-cell>
          <table:table-cell office:value-type="string" table:style-name="ce3">
            <text:p>派出所</text:p>
          </table:table-cell>
          <table:table-cell office:value-type="string" table:style-name="ce3">
            <text:p>Ximending Police Station</text:p>
          </table:table-cell>
          <table:table-cell office:value-type="float" office:value="108" table:style-name="ce4">
            <text:p>108</text:p>
          </table:table-cell>
          <table:table-cell office:value-type="string" table:style-name="ce3">
            <text:p>臺北市萬華區康定路22號</text:p>
          </table:table-cell>
          <table:table-cell office:value-type="string" table:style-name="ce3">
            <text:p>02 23312212</text:p>
          </table:table-cell>
          <table:table-cell office:value-type="float" office:value="300743.37699999998" table:style-name="ce4">
            <text:p>300743.377</text:p>
          </table:table-cell>
          <table:table-cell office:value-type="float" office:value="2770870.0890000002" table:style-name="ce4">
            <text:p>2770870.089</text:p>
          </table:table-cell>
          <table:table-cell office:value-type="string" table:style-name="ce3">
            <text:p>No. 22, Kangding Rd., Wanhua Dist., Taipei City 108, Taiwan (R.O.C.)</text:p>
          </table:table-cell>
          <table:table-cell table:number-columns-repeated="16374"/>
        </table:table-row>
        <table:table-row table:style-name="ro1">
          <table:table-cell table:style-name="ce12"/>
          <table:table-cell table:style-name="ce5"/>
          <table:table-cell table:number-columns-repeated="2" table:style-name="ce3"/>
          <table:table-cell table:style-name="ce4"/>
          <table:table-cell table:number-columns-repeated="2" table:style-name="ce3"/>
          <table:table-cell table:style-name="ce7"/>
          <table:table-cell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7"/>
          <table:table-cell table:style-name="ce4"/>
          <table:table-cell table:style-name="ce3"/>
          <table:table-cell table:number-columns-repeated="16374"/>
        </table:table-row>
        <table:table-row table:number-rows-repeated="2"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7"/>
          <table:table-cell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style-name="ce4"/>
          <table:table-cell table:style-name="ce7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7"/>
          <table:table-cell table:style-name="ce4"/>
          <table:table-cell table:style-name="ce3"/>
          <table:table-cell table:number-columns-repeated="16374"/>
        </table:table-row>
        <table:table-row table:number-rows-repeated="3"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4"/>
          <table:table-cell table:style-name="ce7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7"/>
          <table:table-cell table:style-name="ce4"/>
          <table:table-cell table:style-name="ce3"/>
          <table:table-cell table:number-columns-repeated="16374"/>
        </table:table-row>
        <table:table-row table:number-rows-repeated="4"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6"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3"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4"/>
          <table:table-cell table:style-name="ce7"/>
          <table:table-cell table:style-name="ce3"/>
          <table:table-cell table:number-columns-repeated="16374"/>
        </table:table-row>
        <table:table-row table:number-rows-repeated="2"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style-name="ce7"/>
          <table:table-cell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4"/>
          <table:table-cell table:style-name="ce7"/>
          <table:table-cell table:style-name="ce3"/>
          <table:table-cell table:number-columns-repeated="16374"/>
        </table:table-row>
        <table:table-row table:number-rows-repeated="8"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4"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7"/>
          <table:table-cell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3"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4"/>
          <table:table-cell table:style-name="ce7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2"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4"/>
          <table:table-cell table:style-name="ce7"/>
          <table:table-cell table:style-name="ce3"/>
          <table:table-cell table:number-columns-repeated="16374"/>
        </table:table-row>
        <table:table-row table:number-rows-repeated="2"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2"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4"/>
          <table:table-cell table:style-name="ce7"/>
          <table:table-cell table:style-name="ce3"/>
          <table:table-cell table:number-columns-repeated="16374"/>
        </table:table-row>
        <table:table-row table:number-rows-repeated="5"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2"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4"/>
          <table:table-cell table:style-name="ce7"/>
          <table:table-cell table:style-name="ce3"/>
          <table:table-cell table:number-columns-repeated="16374"/>
        </table:table-row>
        <table:table-row table:number-rows-repeated="5"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7"/>
          <table:table-cell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3"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4"/>
          <table:table-cell table:style-name="ce7"/>
          <table:table-cell table:style-name="ce3"/>
          <table:table-cell table:number-columns-repeated="16374"/>
        </table:table-row>
        <table:table-row table:number-rows-repeated="4"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4"/>
          <table:table-cell table:style-name="ce7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4"/>
          <table:table-cell table:style-name="ce7"/>
          <table:table-cell table:style-name="ce3"/>
          <table:table-cell table:number-columns-repeated="16374"/>
        </table:table-row>
        <table:table-row table:number-rows-repeated="2"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4"/>
          <table:table-cell table:style-name="ce7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7"/>
          <table:table-cell table:style-name="ce4"/>
          <table:table-cell table:style-name="ce3"/>
          <table:table-cell table:number-columns-repeated="16374"/>
        </table:table-row>
        <table:table-row table:number-rows-repeated="3"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7"/>
          <table:table-cell table:style-name="ce4"/>
          <table:table-cell table:style-name="ce3"/>
          <table:table-cell table:number-columns-repeated="16374"/>
        </table:table-row>
        <table:table-row table:number-rows-repeated="8"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style-name="ce7"/>
          <table:table-cell table:style-name="ce4"/>
          <table:table-cell table:style-name="ce3"/>
          <table:table-cell table:number-columns-repeated="16374"/>
        </table:table-row>
        <table:table-row table:number-rows-repeated="10"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7"/>
          <table:table-cell table:style-name="ce3"/>
          <table:table-cell table:number-columns-repeated="16374"/>
        </table:table-row>
        <table:table-row table:number-rows-repeated="5"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2" table:style-name="ce3"/>
          <table:table-cell table:style-name="ce13"/>
          <table:table-cell table:style-name="ce4"/>
          <table:table-cell table:number-columns-repeated="2" table:style-name="ce3"/>
          <table:table-cell table:style-name="ce7"/>
          <table:table-cell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7"/>
          <table:table-cell table:style-name="ce4"/>
          <table:table-cell table:style-name="ce3"/>
          <table:table-cell table:number-columns-repeated="16374"/>
        </table:table-row>
        <table:table-row table:number-rows-repeated="13"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7"/>
          <table:table-cell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7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4"/>
          <table:table-cell table:style-name="ce7"/>
          <table:table-cell table:style-name="ce3"/>
          <table:table-cell table:number-columns-repeated="16374"/>
        </table:table-row>
        <table:table-row table:number-rows-repeated="2"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1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2"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9"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4"/>
          <table:table-cell table:style-name="ce7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0"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1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5" table:style-name="ro1">
          <table:table-cell table:style-name="ce1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5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3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7"/>
          <table:table-cell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style-name="ce13"/>
          <table:table-cell table:style-name="ce3"/>
          <table:table-cell table:style-name="ce7"/>
          <table:table-cell table:style-name="ce4"/>
          <table:table-cell table:style-name="ce3"/>
          <table:table-cell table:number-columns-repeated="16374"/>
        </table:table-row>
        <table:table-row table:number-rows-repeated="2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style-name="ce13"/>
          <table:table-cell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7"/>
          <table:table-cell table:style-name="ce4"/>
          <table:table-cell table:style-name="ce3"/>
          <table:table-cell table:number-columns-repeated="16374"/>
        </table:table-row>
        <table:table-row table:number-rows-repeated="2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7"/>
          <table:table-cell table:style-name="ce4"/>
          <table:table-cell table:style-name="ce3"/>
          <table:table-cell table:number-columns-repeated="16374"/>
        </table:table-row>
        <table:table-row table:number-rows-repeated="4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4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7"/>
          <table:table-cell table:style-name="ce4"/>
          <table:table-cell table:style-name="ce3"/>
          <table:table-cell table:number-columns-repeated="16374"/>
        </table:table-row>
        <table:table-row table:number-rows-repeated="2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4"/>
          <table:table-cell table:style-name="ce7"/>
          <table:table-cell table:style-name="ce3"/>
          <table:table-cell table:number-columns-repeated="16374"/>
        </table:table-row>
        <table:table-row table:number-rows-repeated="4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4"/>
          <table:table-cell table:style-name="ce7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4"/>
          <table:table-cell table:style-name="ce7"/>
          <table:table-cell table:style-name="ce3"/>
          <table:table-cell table:number-columns-repeated="16374"/>
        </table:table-row>
        <table:table-row table:number-rows-repeated="9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style-name="ce4"/>
          <table:table-cell table:style-name="ce7"/>
          <table:table-cell table:style-name="ce3"/>
          <table:table-cell table:number-columns-repeated="16374"/>
        </table:table-row>
        <table:table-row table:number-rows-repeated="2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4"/>
          <table:table-cell table:style-name="ce7"/>
          <table:table-cell table:style-name="ce3"/>
          <table:table-cell table:number-columns-repeated="16374"/>
        </table:table-row>
        <table:table-row table:number-rows-repeated="2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4"/>
          <table:table-cell table:style-name="ce7"/>
          <table:table-cell table:style-name="ce3"/>
          <table:table-cell table:number-columns-repeated="16374"/>
        </table:table-row>
        <table:table-row table:style-name="ro1">
          <table:table-cell table:style-name="ce8"/>
          <table:table-cell table:number-columns-repeated="3" table:style-name="ce9"/>
          <table:table-cell table:style-name="ce10"/>
          <table:table-cell table:number-columns-repeated="2" table:style-name="ce9"/>
          <table:table-cell table:number-columns-repeated="2" table:style-name="ce10"/>
          <table:table-cell table:style-name="ce9"/>
          <table:table-cell table:number-columns-repeated="16374" table:style-name="ce11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4"/>
          <table:table-cell table:style-name="ce7"/>
          <table:table-cell table:style-name="ce3"/>
          <table:table-cell table:number-columns-repeated="16374"/>
        </table:table-row>
        <table:table-row table:number-rows-repeated="2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3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7"/>
          <table:table-cell table:style-name="ce4"/>
          <table:table-cell table:style-name="ce3"/>
          <table:table-cell table:number-columns-repeated="16374"/>
        </table:table-row>
        <table:table-row table:number-rows-repeated="5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5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4"/>
          <table:table-cell table:style-name="ce7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4"/>
          <table:table-cell table:style-name="ce7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2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7"/>
          <table:table-cell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4"/>
          <table:table-cell table:style-name="ce7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7"/>
          <table:table-cell table:style-name="ce4"/>
          <table:table-cell table:style-name="ce3"/>
          <table:table-cell table:number-columns-repeated="16374"/>
        </table:table-row>
        <table:table-row table:number-rows-repeated="2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7"/>
          <table:table-cell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4"/>
          <table:table-cell table:style-name="ce7"/>
          <table:table-cell table:style-name="ce3"/>
          <table:table-cell table:number-columns-repeated="16374"/>
        </table:table-row>
        <table:table-row table:number-rows-repeated="5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5"/>
          <table:table-cell table:number-columns-repeated="2" table:style-name="ce3"/>
          <table:table-cell table:style-name="ce4"/>
          <table:table-cell table:number-columns-repeated="2" table:style-name="ce3"/>
          <table:table-cell table:style-name="ce4"/>
          <table:table-cell table:style-name="ce7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7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2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4"/>
          <table:table-cell table:style-name="ce7"/>
          <table:table-cell table:style-name="ce3"/>
          <table:table-cell table:number-columns-repeated="16374"/>
        </table:table-row>
        <table:table-row table:number-rows-repeated="3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4"/>
          <table:table-cell table:style-name="ce7"/>
          <table:table-cell table:style-name="ce3"/>
          <table:table-cell table:number-columns-repeated="16374"/>
        </table:table-row>
        <table:table-row table:number-rows-repeated="2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style-name="ce7"/>
          <table:table-cell table:style-name="ce4"/>
          <table:table-cell table:style-name="ce3"/>
          <table:table-cell table:number-columns-repeated="16374"/>
        </table:table-row>
        <table:table-row table:number-rows-repeated="6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6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8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7"/>
          <table:table-cell table:style-name="ce4"/>
          <table:table-cell table:style-name="ce3"/>
          <table:table-cell table:number-columns-repeated="16374"/>
        </table:table-row>
        <table:table-row table:number-rows-repeated="4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7"/>
          <table:table-cell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6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7"/>
          <table:table-cell table:style-name="ce4"/>
          <table:table-cell table:style-name="ce3"/>
          <table:table-cell table:number-columns-repeated="16374"/>
        </table:table-row>
        <table:table-row table:number-rows-repeated="4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5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7"/>
          <table:table-cell table:style-name="ce4"/>
          <table:table-cell table:style-name="ce3"/>
          <table:table-cell table:number-columns-repeated="16374"/>
        </table:table-row>
        <table:table-row table:number-rows-repeated="4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5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2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7"/>
          <table:table-cell table:style-name="ce4"/>
          <table:table-cell table:style-name="ce3"/>
          <table:table-cell table:number-columns-repeated="16374"/>
        </table:table-row>
        <table:table-row table:number-rows-repeated="2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5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style-name="ce4"/>
          <table:table-cell table:style-name="ce7"/>
          <table:table-cell table:style-name="ce3"/>
          <table:table-cell table:number-columns-repeated="16374"/>
        </table:table-row>
        <table:table-row table:number-rows-repeated="3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7"/>
          <table:table-cell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4"/>
          <table:table-cell table:style-name="ce7"/>
          <table:table-cell table:style-name="ce3"/>
          <table:table-cell table:number-columns-repeated="16374"/>
        </table:table-row>
        <table:table-row table:number-rows-repeated="7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1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7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0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1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5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5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5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6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4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6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6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1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4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2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0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1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7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8"/>
          <table:table-cell table:number-columns-repeated="3" table:style-name="ce9"/>
          <table:table-cell table:style-name="ce10"/>
          <table:table-cell table:number-columns-repeated="2" table:style-name="ce9"/>
          <table:table-cell table:number-columns-repeated="2" table:style-name="ce10"/>
          <table:table-cell table:style-name="ce9"/>
          <table:table-cell table:number-columns-repeated="16374" table:style-name="ce11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0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5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5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5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8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4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9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8"/>
          <table:table-cell table:number-columns-repeated="3" table:style-name="ce9"/>
          <table:table-cell table:style-name="ce10"/>
          <table:table-cell table:number-columns-repeated="2" table:style-name="ce9"/>
          <table:table-cell table:number-columns-repeated="2" table:style-name="ce10"/>
          <table:table-cell table:style-name="ce9"/>
          <table:table-cell table:number-columns-repeated="16374" table:style-name="ce11"/>
        </table:table-row>
        <table:table-row table:number-rows-repeated="6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style-name="ce13"/>
          <table:table-cell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2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style-name="ce13"/>
          <table:table-cell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7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2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9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2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1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5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4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3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8"/>
          <table:table-cell table:number-columns-repeated="3" table:style-name="ce9"/>
          <table:table-cell table:style-name="ce10"/>
          <table:table-cell table:style-name="ce14"/>
          <table:table-cell table:style-name="ce9"/>
          <table:table-cell table:number-columns-repeated="2" table:style-name="ce10"/>
          <table:table-cell table:style-name="ce9"/>
          <table:table-cell table:number-columns-repeated="16374" table:style-name="ce11"/>
        </table:table-row>
        <table:table-row table:number-rows-repeated="8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8"/>
          <table:table-cell table:number-columns-repeated="3" table:style-name="ce9"/>
          <table:table-cell table:style-name="ce10"/>
          <table:table-cell table:number-columns-repeated="2" table:style-name="ce9"/>
          <table:table-cell table:number-columns-repeated="2" table:style-name="ce10"/>
          <table:table-cell table:style-name="ce9"/>
          <table:table-cell table:number-columns-repeated="16374" table:style-name="ce11"/>
        </table:table-row>
        <table:table-row table:number-rows-repeated="6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7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1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4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8"/>
          <table:table-cell table:number-columns-repeated="3" table:style-name="ce9"/>
          <table:table-cell table:style-name="ce10"/>
          <table:table-cell table:number-columns-repeated="2" table:style-name="ce9"/>
          <table:table-cell table:number-columns-repeated="2" table:style-name="ce10"/>
          <table:table-cell table:style-name="ce9"/>
          <table:table-cell table:number-columns-repeated="16374" table:style-name="ce11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9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6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5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1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0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3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1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9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1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5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0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5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style-name="ce13"/>
          <table:table-cell table:style-name="ce3"/>
          <table:table-cell table:number-columns-repeated="2" table:style-name="ce4"/>
          <table:table-cell table:style-name="ce3"/>
          <table:table-cell table:number-columns-repeated="16374" table:style-name="ce11"/>
        </table:table-row>
        <table:table-row table:number-rows-repeated="2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5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1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5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21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5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2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8"/>
          <table:table-cell table:number-columns-repeated="3" table:style-name="ce9"/>
          <table:table-cell table:style-name="ce10"/>
          <table:table-cell table:number-columns-repeated="2" table:style-name="ce9"/>
          <table:table-cell table:number-columns-repeated="2" table:style-name="ce10"/>
          <table:table-cell table:style-name="ce9"/>
          <table:table-cell table:number-columns-repeated="16374" table:style-name="ce11"/>
        </table:table-row>
        <table:table-row table:number-rows-repeated="2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7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5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7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6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9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3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6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7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0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4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1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2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3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3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7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7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2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7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5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4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5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7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5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5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5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3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6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5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5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6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3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8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9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7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2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9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5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6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6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style-name="ce15"/>
          <table:table-cell table:style-name="ce4"/>
          <table:table-cell table:style-name="ce3"/>
          <table:table-cell table:number-columns-repeated="16374"/>
        </table:table-row>
        <table:table-row table:number-rows-repeated="3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style-name="ce13"/>
          <table:table-cell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2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style-name="ce13"/>
          <table:table-cell table:style-name="ce3"/>
          <table:table-cell table:number-columns-repeated="2" table:style-name="ce16"/>
          <table:table-cell table:style-name="ce13"/>
          <table:table-cell table:number-columns-repeated="16374"/>
        </table:table-row>
        <table:table-row table:number-rows-repeated="10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9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0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5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0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5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13"/>
          <table:table-cell table:number-columns-repeated="2" table:style-name="ce16"/>
          <table:table-cell table:style-name="ce1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8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7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5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5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0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4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3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9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0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5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8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6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9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style-name="ce13"/>
          <table:table-cell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5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7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5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8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style-name="ce13"/>
          <table:table-cell table:style-name="ce3"/>
          <table:table-cell table:number-columns-repeated="2" table:style-name="ce16"/>
          <table:table-cell table:style-name="ce13"/>
          <table:table-cell table:number-columns-repeated="16374"/>
        </table:table-row>
        <table:table-row table:number-rows-repeated="10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3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1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8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5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0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2" table:style-name="ce3"/>
          <table:table-cell table:style-name="ce1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0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2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style-name="ce13"/>
          <table:table-cell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3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5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8"/>
          <table:table-cell table:number-columns-repeated="3" table:style-name="ce9"/>
          <table:table-cell table:style-name="ce10"/>
          <table:table-cell table:number-columns-repeated="2" table:style-name="ce9"/>
          <table:table-cell table:number-columns-repeated="2" table:style-name="ce10"/>
          <table:table-cell table:style-name="ce9"/>
          <table:table-cell table:number-columns-repeated="16374" table:style-name="ce11"/>
        </table:table-row>
        <table:table-row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6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3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table:style-name="ce5"/>
          <table:table-cell table:number-columns-repeated="2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6" table:style-name="ro1">
          <table:table-cell table:style-name="ce2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16374"/>
        </table:table-row>
        <table:table-row table:number-rows-repeated="1046889" table:style-name="ro2">
          <table:table-cell table:number-columns-repeated="16384"/>
        </table:table-row>
        <table:named-expressions>
          <table:named-range table:name="Print_Area" table:cell-range-address="PoliceAddress_opendata_20210505.$A$1:PoliceAddress_opendata_20210505.$J$1687" table:base-cell-address="PoliceAddress_opendata_20210505.$A$1"/>
          <table:named-range table:name="Print_Titles" table:cell-range-address="PoliceAddress_opendata_20210505.$A$1:PoliceAddress_opendata_20210505.$XFD$1" table:base-cell-address="PoliceAddress_opendata_20210505.$A$1"/>
        </table:named-expressions>
      </table:table>
      <table:database-ranges>
        <table:database-range table:target-range-address="PoliceAddress_opendata_20210505.A1:PoliceAddress_opendata_20210505.J168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36">
      <number:number number:decimal-places="3" number:min-decimal-places="3" number:min-integer-digits="1"/>
    </number:number-style>
    <number:number-style style:name="N37">
      <number:number number:decimal-places="6" number:min-decimal-places="6"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08661417322835in" fo:margin-right="0.708661417322835in" style:print-orientation="landscape" style:print-page-order="ttb" style:first-page-number="continue" style:scale-to="53%" style:table-centering="none" style:print="objects charts drawings"/>
      <style:header-style>
        <style:header-footer-properties fo:min-height="0.15748031496063in" fo:margin-left="0.708661417322835in" fo:margin-right="0.708661417322835in" fo:margin-bottom="0in"/>
      </style:header-style>
      <style:footer-style>
        <style:header-footer-properties fo:min-height="0in" fo:margin-left="0.708661417322835in" fo:margin-right="0.708661417322835in" fo:margin-top="0in"/>
      </style:footer-style>
    </style:page-layout>
    <style:style style:name="T1" style:family="text">
      <style:text-properties fo:color="#FFFFFF" style:font-name="Arial" style:font-name-asian="Arial" style:font-name-complex="Arial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file-name text:display="name-and-extension">???</text:file-name></text:span></text:p>
      </style:header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711</meta:generator>
    <dc:title/>
    <dc:description/>
    <dc:subject/>
    <meta:initial-creator>林孝聰</meta:initial-creator>
    <dc:creator>品佑 林</dc:creator>
    <meta:creation-date>2021-08-12T01:52:09Z</meta:creation-date>
    <dc:date>2025-11-08T10:56:27Z</dc:date>
    <meta:print-date>2025-10-27T02:19:32Z</meta:print-date>
    <meta:template xlink:href="" xlink:type="simple"/>
    <meta:editing-cycles>16</meta:editing-cycles>
    <meta:editing-duration>PT4080S</meta:editing-duration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